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eration Serif" officeooo:rsid="00129749" officeooo:paragraph-rsid="00129749"/>
    </style:style>
    <style:style style:name="P2" style:family="paragraph" style:parent-style-name="Standard">
      <style:text-properties style:use-window-font-color="true" loext:opacity="0%" style:font-name="Liberation Serif" officeooo:rsid="00129749" officeooo:paragraph-rsid="0018be56"/>
    </style:style>
    <style:style style:name="P3" style:family="paragraph" style:parent-style-name="Standard">
      <style:text-properties style:use-window-font-color="true" loext:opacity="0%" style:font-name="Liberation Serif" officeooo:rsid="00129749" officeooo:paragraph-rsid="0020410d"/>
    </style:style>
    <style:style style:name="P4" style:family="paragraph" style:parent-style-name="Standard">
      <style:text-properties style:use-window-font-color="true" loext:opacity="0%" style:font-name="Liberation Serif" officeooo:rsid="00129749" officeooo:paragraph-rsid="002188e8"/>
    </style:style>
    <style:style style:name="P5" style:family="paragraph" style:parent-style-name="Standard">
      <style:text-properties style:use-window-font-color="true" loext:opacity="0%" style:font-name="Liberation Serif" officeooo:rsid="00129749" officeooo:paragraph-rsid="00231f32"/>
    </style:style>
    <style:style style:name="P6" style:family="paragraph" style:parent-style-name="Standard">
      <style:text-properties style:use-window-font-color="true" loext:opacity="0%" style:font-name="Liberation Serif" officeooo:rsid="00129749" officeooo:paragraph-rsid="002ab525"/>
    </style:style>
    <style:style style:name="P7" style:family="paragraph" style:parent-style-name="Standard">
      <style:text-properties style:use-window-font-color="true" loext:opacity="0%" style:font-name="Liberation Serif" officeooo:rsid="00129749" officeooo:paragraph-rsid="002b4530"/>
    </style:style>
    <style:style style:name="P8" style:family="paragraph" style:parent-style-name="Standard">
      <style:text-properties style:use-window-font-color="true" loext:opacity="0%" style:font-name="Liberation Serif" officeooo:rsid="00129749" officeooo:paragraph-rsid="002cddc5"/>
    </style:style>
    <style:style style:name="P9" style:family="paragraph" style:parent-style-name="Standard">
      <style:text-properties style:use-window-font-color="true" loext:opacity="0%" style:font-name="Liberation Serif" officeooo:rsid="00129749" officeooo:paragraph-rsid="0050d577"/>
    </style:style>
    <style:style style:name="P10" style:family="paragraph" style:parent-style-name="Standard">
      <style:text-properties style:use-window-font-color="true" loext:opacity="0%" style:font-name="Liberation Serif" officeooo:rsid="0019fb85" officeooo:paragraph-rsid="0019fb85"/>
    </style:style>
    <style:style style:name="P11" style:family="paragraph" style:parent-style-name="Standard">
      <style:text-properties style:use-window-font-color="true" loext:opacity="0%" style:font-name="Liberation Serif" officeooo:rsid="001e4551" officeooo:paragraph-rsid="001e4551"/>
    </style:style>
    <style:style style:name="P12" style:family="paragraph" style:parent-style-name="Standard">
      <style:text-properties style:use-window-font-color="true" loext:opacity="0%" style:font-name="Liberation Serif" officeooo:rsid="001e4551" officeooo:paragraph-rsid="002188e8"/>
    </style:style>
    <style:style style:name="P13" style:family="paragraph" style:parent-style-name="Standard">
      <style:text-properties style:use-window-font-color="true" loext:opacity="0%" style:font-name="Liberation Serif" officeooo:rsid="002188e8" officeooo:paragraph-rsid="002b8b1c"/>
    </style:style>
    <style:style style:name="P14" style:family="paragraph" style:parent-style-name="Standard">
      <style:text-properties style:use-window-font-color="true" loext:opacity="0%" style:font-name="Liberation Serif" officeooo:rsid="00129749" officeooo:paragraph-rsid="00129749" fo:background-color="#1f1f1f"/>
    </style:style>
    <style:style style:name="P15" style:family="paragraph" style:parent-style-name="Standard">
      <style:text-properties style:use-window-font-color="true" loext:opacity="0%" style:font-name="Liberation Serif" officeooo:rsid="00129749" officeooo:paragraph-rsid="002ab525" fo:background-color="#1f1f1f"/>
    </style:style>
    <style:style style:name="P16" style:family="paragraph" style:parent-style-name="Standard">
      <style:text-properties style:use-window-font-color="true" loext:opacity="0%" style:font-name="Liberation Serif" officeooo:rsid="00231f32" officeooo:paragraph-rsid="00231f32" fo:background-color="#1f1f1f"/>
    </style:style>
    <style:style style:name="P17" style:family="paragraph" style:parent-style-name="Standard">
      <style:text-properties style:use-window-font-color="true" loext:opacity="0%" style:font-name="Liberation Serif" officeooo:paragraph-rsid="00129749"/>
    </style:style>
    <style:style style:name="P18" style:family="paragraph" style:parent-style-name="Standard">
      <style:text-properties style:use-window-font-color="true" loext:opacity="0%" style:font-name="Liberation Serif" officeooo:paragraph-rsid="002b4530"/>
    </style:style>
    <style:style style:name="P19" style:family="paragraph" style:parent-style-name="Standard">
      <style:text-properties style:font-name="Liberation Serif" officeooo:paragraph-rsid="00129749"/>
    </style:style>
    <style:style style:name="P20" style:family="paragraph" style:parent-style-name="Standard">
      <style:text-properties style:font-name="Liberation Serif" officeooo:paragraph-rsid="0018be56"/>
    </style:style>
    <style:style style:name="P21" style:family="paragraph" style:parent-style-name="Standard">
      <style:text-properties officeooo:paragraph-rsid="0016ca5b"/>
    </style:style>
    <style:style style:name="P22" style:family="paragraph" style:parent-style-name="Standard">
      <style:text-properties officeooo:paragraph-rsid="0018be56"/>
    </style:style>
    <style:style style:name="P23" style:family="paragraph" style:parent-style-name="values">
      <style:text-properties officeooo:paragraph-rsid="002ab525"/>
    </style:style>
    <style:style style:name="P24" style:family="paragraph" style:parent-style-name="Standard">
      <style:text-properties officeooo:paragraph-rsid="002ab525"/>
    </style:style>
    <style:style style:name="P25" style:family="paragraph" style:parent-style-name="texte_20_info">
      <style:text-properties officeooo:paragraph-rsid="002ab525"/>
    </style:style>
    <style:style style:name="P26" style:family="paragraph" style:parent-style-name="Standard">
      <style:text-properties fo:color="#cccccc" loext:opacity="100%" officeooo:paragraph-rsid="0016ca5b" fo:background-color="#1f1f1f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cccccc" loext:opacity="100%" officeooo:paragraph-rsid="004c81b8" fo:background-color="#1f1f1f"/>
    </style:style>
    <style:style style:name="P29" style:family="paragraph" style:parent-style-name="Standard">
      <style:text-properties officeooo:paragraph-rsid="0019fb85"/>
    </style:style>
    <style:style style:name="P30" style:family="paragraph" style:parent-style-name="Standard">
      <style:text-properties officeooo:paragraph-rsid="001d15e1"/>
    </style:style>
    <style:style style:name="P31" style:family="paragraph" style:parent-style-name="Standard">
      <style:text-properties officeooo:paragraph-rsid="00231f32"/>
    </style:style>
    <style:style style:name="P32" style:family="paragraph" style:parent-style-name="Standard">
      <style:text-properties officeooo:paragraph-rsid="0027a84c"/>
    </style:style>
    <style:style style:name="P33" style:family="paragraph" style:parent-style-name="Standard">
      <style:text-properties officeooo:paragraph-rsid="002cddc5"/>
    </style:style>
    <style:style style:name="P34" style:family="paragraph" style:parent-style-name="property">
      <style:text-properties officeooo:paragraph-rsid="002cddc5"/>
    </style:style>
    <style:style style:name="P35" style:family="paragraph" style:parent-style-name="Standard">
      <style:text-properties officeooo:paragraph-rsid="002d6944"/>
    </style:style>
    <style:style style:name="P36" style:family="paragraph" style:parent-style-name="Standard">
      <style:text-properties officeooo:paragraph-rsid="003000a5"/>
    </style:style>
    <style:style style:name="P37" style:family="paragraph" style:parent-style-name="Standard">
      <style:text-properties officeooo:paragraph-rsid="00306534"/>
    </style:style>
    <style:style style:name="P38" style:family="paragraph" style:parent-style-name="Standard">
      <style:text-properties officeooo:paragraph-rsid="003124bf"/>
    </style:style>
    <style:style style:name="P39" style:family="paragraph" style:parent-style-name="Standard">
      <style:text-properties officeooo:paragraph-rsid="00325b63"/>
    </style:style>
    <style:style style:name="P40" style:family="paragraph" style:parent-style-name="Standard">
      <style:paragraph-properties>
        <style:tab-stops>
          <style:tab-stop style:position="0.497cm"/>
        </style:tab-stops>
      </style:paragraph-properties>
      <style:text-properties officeooo:paragraph-rsid="00325b63"/>
    </style:style>
    <style:style style:name="P41" style:family="paragraph" style:parent-style-name="Standard">
      <style:paragraph-properties>
        <style:tab-stops>
          <style:tab-stop style:position="0.497cm"/>
        </style:tab-stops>
      </style:paragraph-properties>
      <style:text-properties officeooo:paragraph-rsid="00341962"/>
    </style:style>
    <style:style style:name="P42" style:family="paragraph" style:parent-style-name="Standard">
      <style:paragraph-properties fo:break-before="page">
        <style:tab-stops>
          <style:tab-stop style:position="0.497cm"/>
        </style:tab-stops>
      </style:paragraph-properties>
      <style:text-properties officeooo:paragraph-rsid="00341962"/>
    </style:style>
    <style:style style:name="P43" style:family="paragraph" style:parent-style-name="Standard">
      <style:paragraph-properties>
        <style:tab-stops>
          <style:tab-stop style:position="0.497cm"/>
        </style:tab-stops>
      </style:paragraph-properties>
      <style:text-properties officeooo:paragraph-rsid="00362adf"/>
    </style:style>
    <style:style style:name="P44" style:family="paragraph" style:parent-style-name="Standard">
      <style:paragraph-properties>
        <style:tab-stops>
          <style:tab-stop style:position="0.497cm"/>
        </style:tab-stops>
      </style:paragraph-properties>
      <style:text-properties officeooo:paragraph-rsid="0037b5f0"/>
    </style:style>
    <style:style style:name="P45" style:family="paragraph" style:parent-style-name="Standard">
      <style:paragraph-properties>
        <style:tab-stops>
          <style:tab-stop style:position="0.497cm"/>
        </style:tab-stops>
      </style:paragraph-properties>
      <style:text-properties officeooo:paragraph-rsid="00389858"/>
    </style:style>
    <style:style style:name="P46" style:family="paragraph" style:parent-style-name="Standard">
      <style:paragraph-properties>
        <style:tab-stops>
          <style:tab-stop style:position="0.497cm"/>
        </style:tab-stops>
      </style:paragraph-properties>
      <style:text-properties officeooo:paragraph-rsid="003cf9cd"/>
    </style:style>
    <style:style style:name="P47" style:family="paragraph" style:parent-style-name="Standard">
      <style:paragraph-properties>
        <style:tab-stops>
          <style:tab-stop style:position="0.497cm"/>
        </style:tab-stops>
      </style:paragraph-properties>
      <style:text-properties officeooo:paragraph-rsid="0045f203"/>
    </style:style>
    <style:style style:name="P48" style:family="paragraph" style:parent-style-name="Standard">
      <style:paragraph-properties>
        <style:tab-stops>
          <style:tab-stop style:position="0.483cm"/>
        </style:tab-stops>
      </style:paragraph-properties>
      <style:text-properties officeooo:paragraph-rsid="00325b63"/>
    </style:style>
    <style:style style:name="P49" style:family="paragraph" style:parent-style-name="Standard">
      <style:paragraph-properties>
        <style:tab-stops>
          <style:tab-stop style:position="0.513cm"/>
        </style:tab-stops>
      </style:paragraph-properties>
      <style:text-properties officeooo:paragraph-rsid="00325b63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paragraph-rsid="003cf9cd" fo:background-color="#1f1f1f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paragraph-rsid="003dd8fa" fo:background-color="#1f1f1f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paragraph-rsid="004082a5" fo:background-color="#1f1f1f"/>
    </style:style>
    <style:style style:name="P54" style:family="paragraph" style:parent-style-name="Standard">
      <style:paragraph-properties fo:margin-left="0cm" fo:margin-right="0cm" fo:text-indent="0cm" style:auto-text-indent="false">
        <style:tab-stops>
          <style:tab-stop style:position="1.494cm"/>
        </style:tab-stops>
      </style:paragraph-properties>
      <style:text-properties fo:background-color="#1f1f1f"/>
    </style:style>
    <style:style style:name="P55" style:family="paragraph" style:parent-style-name="Standard">
      <style:paragraph-properties fo:margin-left="0cm" fo:margin-right="0cm" fo:text-indent="0cm" style:auto-text-indent="false">
        <style:tab-stops>
          <style:tab-stop style:position="1.494cm"/>
        </style:tab-stops>
      </style:paragraph-properties>
      <style:text-properties officeooo:paragraph-rsid="0047e717" fo:background-color="#1f1f1f"/>
    </style:style>
    <style:style style:name="P56" style:family="paragraph" style:parent-style-name="Standard">
      <style:text-properties officeooo:paragraph-rsid="0047bf5f" fo:background-color="#1f1f1f"/>
    </style:style>
    <style:style style:name="P57" style:family="paragraph" style:parent-style-name="Standard">
      <style:text-properties officeooo:paragraph-rsid="0047e717" fo:background-color="#1f1f1f"/>
    </style:style>
    <style:style style:name="P58" style:family="paragraph" style:parent-style-name="Standard">
      <style:text-properties officeooo:paragraph-rsid="00481f61" fo:background-color="#1f1f1f"/>
    </style:style>
    <style:style style:name="P59" style:family="paragraph" style:parent-style-name="Standard">
      <style:text-properties officeooo:rsid="004a8c4f" officeooo:paragraph-rsid="004a8c4f" fo:background-color="#1f1f1f"/>
    </style:style>
    <style:style style:name="P60" style:family="paragraph" style:parent-style-name="Standard">
      <style:paragraph-properties fo:margin-left="0cm" fo:margin-right="0cm" fo:text-indent="0cm" style:auto-text-indent="false"/>
      <style:text-properties officeooo:paragraph-rsid="004a8c4f" fo:background-color="#1f1f1f"/>
    </style:style>
    <style:style style:name="P61" style:family="paragraph" style:parent-style-name="Standard">
      <style:paragraph-properties fo:margin-left="0cm" fo:margin-right="0cm" fo:text-indent="0cm" style:auto-text-indent="false"/>
      <style:text-properties officeooo:paragraph-rsid="004c81b8" fo:background-color="#1f1f1f"/>
    </style:style>
    <style:style style:name="P62" style:family="paragraph" style:parent-style-name="Standard">
      <style:paragraph-properties fo:margin-top="0cm" fo:margin-bottom="0.499cm" style:contextual-spacing="false"/>
    </style:style>
    <style:style style:name="P63" style:family="paragraph" style:parent-style-name="Standard">
      <style:paragraph-properties fo:margin-left="0cm" fo:margin-right="0cm" fo:text-indent="0cm" style:auto-text-indent="false"/>
      <style:text-properties officeooo:paragraph-rsid="004016c0"/>
    </style:style>
    <style:style style:name="P64" style:family="paragraph" style:parent-style-name="Standard">
      <style:paragraph-properties fo:margin-left="0cm" fo:margin-right="0cm" fo:text-indent="0cm" style:auto-text-indent="false"/>
      <style:text-properties officeooo:paragraph-rsid="004c81b8"/>
    </style:style>
    <style:style style:name="P65" style:family="paragraph" style:parent-style-name="Standard">
      <style:text-properties officeooo:paragraph-rsid="004e6e41"/>
    </style:style>
    <style:style style:name="P66" style:family="paragraph" style:parent-style-name="Standard">
      <style:text-properties officeooo:paragraph-rsid="0047e717"/>
    </style:style>
    <style:style style:name="P67" style:family="paragraph" style:parent-style-name="Standard">
      <style:text-properties officeooo:paragraph-rsid="004f5266"/>
    </style:style>
    <style:style style:name="P68" style:family="paragraph" style:parent-style-name="Standard">
      <style:text-properties officeooo:paragraph-rsid="004ff99f"/>
    </style:style>
    <style:style style:name="P69" style:family="paragraph" style:parent-style-name="Standard">
      <style:text-properties officeooo:paragraph-rsid="0050d577"/>
    </style:style>
    <style:style style:name="P70" style:family="paragraph" style:parent-style-name="Standard">
      <style:text-properties officeooo:paragraph-rsid="0051f182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51f182"/>
    </style:style>
    <style:style style:name="P72" style:family="paragraph" style:parent-style-name="Standard">
      <style:paragraph-properties fo:margin-left="0cm" fo:margin-right="0cm" fo:text-indent="0cm" style:auto-text-indent="false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T1" style:family="text">
      <style:text-properties officeooo:rsid="00129749"/>
    </style:style>
    <style:style style:name="T2" style:family="text">
      <style:text-properties fo:color="#808080" loext:opacity="100%" style:font-name="Liberation Serif" style:text-underline-style="none" officeooo:rsid="0016ca5b" fo:background-color="#1f1f1f" loext:char-shading-value="0"/>
    </style:style>
    <style:style style:name="T3" style:family="text">
      <style:text-properties fo:color="#808080" loext:opacity="100%" style:font-name="Liberation Serif" style:text-underline-style="none" officeooo:rsid="00341962" fo:background-color="#1f1f1f" loext:char-shading-value="0"/>
    </style:style>
    <style:style style:name="T4" style:family="text">
      <style:text-properties fo:color="#808080" loext:opacity="100%" officeooo:rsid="004ee50b" fo:background-color="#1f1f1f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Liberation Serif" officeooo:rsid="0016ca5b" fo:background-color="#1f1f1f" loext:char-shading-value="0"/>
    </style:style>
    <style:style style:name="T7" style:family="text">
      <style:text-properties fo:color="#569cd6" loext:opacity="100%" style:font-name="Liberation Serif" style:text-underline-style="none" officeooo:rsid="00341962" fo:background-color="#1f1f1f" loext:char-shading-value="0"/>
    </style:style>
    <style:style style:name="T8" style:family="text">
      <style:text-properties fo:color="#569cd6" loext:opacity="100%" fo:background-color="#1f1f1f" loext:char-shading-value="0"/>
    </style:style>
    <style:style style:name="T9" style:family="text">
      <style:text-properties fo:color="#569cd6" loext:opacity="100%" officeooo:rsid="004ee50b" fo:background-color="#1f1f1f" loext:char-shading-value="0"/>
    </style:style>
    <style:style style:name="T10" style:family="text">
      <style:text-properties fo:color="#d7ba7d" loext:opacity="100%"/>
    </style:style>
    <style:style style:name="T11" style:family="text">
      <style:text-properties fo:color="#d7ba7d" loext:opacity="100%" fo:background-color="#1f1f1f" loext:char-shading-value="0"/>
    </style:style>
    <style:style style:name="T12" style:family="text">
      <style:text-properties fo:color="#d7ba7d" loext:opacity="100%" officeooo:rsid="0018be56" fo:background-color="#1f1f1f" loext:char-shading-value="0"/>
    </style:style>
    <style:style style:name="T13" style:family="text">
      <style:text-properties fo:color="#d7ba7d" loext:opacity="100%" officeooo:rsid="003000a5" fo:background-color="#1f1f1f" loext:char-shading-value="0"/>
    </style:style>
    <style:style style:name="T14" style:family="text">
      <style:text-properties fo:color="#d7ba7d" loext:opacity="100%" officeooo:rsid="00306534" fo:background-color="#1f1f1f" loext:char-shading-value="0"/>
    </style:style>
    <style:style style:name="T15" style:family="text">
      <style:text-properties fo:color="#d7ba7d" loext:opacity="100%" officeooo:rsid="004ff99f" fo:background-color="#1f1f1f" loext:char-shading-value="0"/>
    </style:style>
    <style:style style:name="T16" style:family="text">
      <style:text-properties fo:color="#d7ba7d" loext:opacity="100%" style:font-name="Liberation Serif" fo:background-color="#1f1f1f" loext:char-shading-value="0"/>
    </style:style>
    <style:style style:name="T17" style:family="text">
      <style:text-properties fo:color="#d7ba7d" loext:opacity="100%" style:font-name="Liberation Serif" officeooo:rsid="0016ca5b" fo:background-color="#1f1f1f" loext:char-shading-value="0"/>
    </style:style>
    <style:style style:name="T18" style:family="text">
      <style:text-properties fo:color="#d7ba7d" loext:opacity="100%" style:font-name="Liberation Serif" officeooo:rsid="0018be56" fo:background-color="#1f1f1f" loext:char-shading-value="0"/>
    </style:style>
    <style:style style:name="T19" style:family="text">
      <style:text-properties fo:color="#d7ba7d" loext:opacity="100%" style:font-name="Liberation Serif" officeooo:rsid="00306534" fo:background-color="#1f1f1f" loext:char-shading-value="0"/>
    </style:style>
    <style:style style:name="T20" style:family="text">
      <style:text-properties fo:color="#d7ba7d" loext:opacity="100%" officeooo:rsid="003000a5"/>
    </style:style>
    <style:style style:name="T21" style:family="text">
      <style:text-properties fo:color="#d7ba7d" loext:opacity="100%" style:text-underline-style="none" officeooo:rsid="003cf9cd" fo:background-color="#1f1f1f" loext:char-shading-value="0"/>
    </style:style>
    <style:style style:name="T22" style:family="text">
      <style:text-properties fo:color="#d7ba7d" loext:opacity="100%" officeooo:rsid="003cf9cd"/>
    </style:style>
    <style:style style:name="T23" style:family="text">
      <style:text-properties fo:color="#cccccc" loext:opacity="100%"/>
    </style:style>
    <style:style style:name="T24" style:family="text">
      <style:text-properties fo:color="#cccccc" loext:opacity="100%" fo:background-color="#1f1f1f" loext:char-shading-value="0"/>
    </style:style>
    <style:style style:name="T25" style:family="text">
      <style:text-properties fo:color="#cccccc" loext:opacity="100%" officeooo:rsid="0016ca5b" fo:background-color="#1f1f1f" loext:char-shading-value="0"/>
    </style:style>
    <style:style style:name="T26" style:family="text">
      <style:text-properties fo:color="#cccccc" loext:opacity="100%" officeooo:rsid="00129749" fo:background-color="#1f1f1f" loext:char-shading-value="0"/>
    </style:style>
    <style:style style:name="T27" style:family="text">
      <style:text-properties fo:color="#cccccc" loext:opacity="100%" officeooo:rsid="003ec276" fo:background-color="#1f1f1f" loext:char-shading-value="0"/>
    </style:style>
    <style:style style:name="T28" style:family="text">
      <style:text-properties fo:color="#cccccc" loext:opacity="100%" officeooo:rsid="004ee50b" fo:background-color="#1f1f1f" loext:char-shading-value="0"/>
    </style:style>
    <style:style style:name="T29" style:family="text">
      <style:text-properties fo:color="#cccccc" loext:opacity="100%" officeooo:rsid="004ff99f" fo:background-color="#1f1f1f" loext:char-shading-value="0"/>
    </style:style>
    <style:style style:name="T30" style:family="text">
      <style:text-properties fo:color="#cccccc" loext:opacity="100%" officeooo:rsid="004f5266" fo:background-color="#1f1f1f" loext:char-shading-value="0"/>
    </style:style>
    <style:style style:name="T31" style:family="text">
      <style:text-properties fo:color="#cccccc" loext:opacity="100%" style:font-name="Liberation Serif" fo:background-color="#1f1f1f" loext:char-shading-value="0"/>
    </style:style>
    <style:style style:name="T32" style:family="text">
      <style:text-properties fo:color="#cccccc" loext:opacity="100%" style:font-name="Liberation Serif" officeooo:rsid="0016ca5b" fo:background-color="#1f1f1f" loext:char-shading-value="0"/>
    </style:style>
    <style:style style:name="T33" style:family="text">
      <style:text-properties fo:color="#cccccc" loext:opacity="100%" style:font-name="Liberation Serif" officeooo:rsid="0019fb85" fo:background-color="#1f1f1f" loext:char-shading-value="0"/>
    </style:style>
    <style:style style:name="T34" style:family="text">
      <style:text-properties fo:color="#cccccc" loext:opacity="100%" style:font-name="Liberation Serif" officeooo:rsid="0027a84c" fo:background-color="#1f1f1f" loext:char-shading-value="0"/>
    </style:style>
    <style:style style:name="T35" style:family="text">
      <style:text-properties fo:color="#cccccc" loext:opacity="100%" style:font-name="Liberation Serif" officeooo:rsid="0021e945" fo:background-color="#1f1f1f" loext:char-shading-value="0"/>
    </style:style>
    <style:style style:name="T36" style:family="text">
      <style:text-properties fo:color="#cccccc" loext:opacity="100%" style:font-name="Liberation Serif" officeooo:rsid="002188e8" fo:background-color="#1f1f1f" loext:char-shading-value="0"/>
    </style:style>
    <style:style style:name="T37" style:family="text">
      <style:text-properties fo:color="#cccccc" loext:opacity="100%" style:font-name="Liberation Serif" officeooo:rsid="0021e945" fo:background-color="transparent" loext:char-shading-value="0"/>
    </style:style>
    <style:style style:name="T38" style:family="text">
      <style:text-properties fo:color="#cccccc" loext:opacity="100%" style:font-name="Liberation Serif" officeooo:rsid="00231f32" fo:background-color="transparent" loext:char-shading-value="0"/>
    </style:style>
    <style:style style:name="T39" style:family="text">
      <style:text-properties fo:color="#cccccc" loext:opacity="100%" style:font-name="Liberation Serif" style:text-underline-style="solid" style:text-underline-width="auto" style:text-underline-color="font-color" officeooo:rsid="0021e945" fo:background-color="#1f1f1f" loext:char-shading-value="0"/>
    </style:style>
    <style:style style:name="T40" style:family="text">
      <style:text-properties fo:color="#cccccc" loext:opacity="100%" style:font-name="Liberation Serif" style:text-underline-style="none" officeooo:rsid="0021e945" fo:background-color="#1f1f1f" loext:char-shading-value="0"/>
    </style:style>
    <style:style style:name="T41" style:family="text">
      <style:text-properties fo:color="#cccccc" loext:opacity="100%" style:font-name="Liberation Serif" style:text-underline-style="none" officeooo:rsid="0016ca5b" fo:background-color="#1f1f1f" loext:char-shading-value="0"/>
    </style:style>
    <style:style style:name="T42" style:family="text">
      <style:text-properties fo:color="#cccccc" loext:opacity="100%" style:text-underline-style="none" officeooo:rsid="003cf9cd" fo:background-color="#1f1f1f" loext:char-shading-value="0"/>
    </style:style>
    <style:style style:name="T43" style:family="text">
      <style:text-properties fo:color="#cccccc" loext:opacity="100%" officeooo:rsid="003cf9cd"/>
    </style:style>
    <style:style style:name="T44" style:family="text">
      <style:text-properties fo:color="#cccccc" loext:opacity="100%" officeooo:rsid="003dd8fa"/>
    </style:style>
    <style:style style:name="T45" style:family="text">
      <style:text-properties fo:color="#cccccc" loext:opacity="100%" officeooo:rsid="004082a5"/>
    </style:style>
    <style:style style:name="T46" style:family="text">
      <style:text-properties fo:color="#cccccc" loext:opacity="100%" officeooo:rsid="0047e717"/>
    </style:style>
    <style:style style:name="T47" style:family="text">
      <style:text-properties fo:color="#cccccc" loext:opacity="100%" officeooo:rsid="004ee50b"/>
    </style:style>
    <style:style style:name="T48" style:family="text">
      <style:text-properties fo:color="#cccccc" loext:opacity="100%" officeooo:rsid="0051f182"/>
    </style:style>
    <style:style style:name="T49" style:family="text">
      <style:text-properties fo:color="#9cdcfe" loext:opacity="100%"/>
    </style:style>
    <style:style style:name="T50" style:family="text">
      <style:text-properties fo:color="#9cdcfe" loext:opacity="100%" fo:background-color="#1f1f1f" loext:char-shading-value="0"/>
    </style:style>
    <style:style style:name="T51" style:family="text">
      <style:text-properties fo:color="#9cdcfe" loext:opacity="100%" officeooo:rsid="0016ca5b" fo:background-color="#1f1f1f" loext:char-shading-value="0"/>
    </style:style>
    <style:style style:name="T52" style:family="text">
      <style:text-properties fo:color="#9cdcfe" loext:opacity="100%" officeooo:rsid="0019fb85" fo:background-color="#1f1f1f" loext:char-shading-value="0"/>
    </style:style>
    <style:style style:name="T53" style:family="text">
      <style:text-properties fo:color="#9cdcfe" loext:opacity="100%" officeooo:rsid="001bd0e5" fo:background-color="#1f1f1f" loext:char-shading-value="0"/>
    </style:style>
    <style:style style:name="T54" style:family="text">
      <style:text-properties fo:color="#9cdcfe" loext:opacity="100%" officeooo:rsid="0020410d" fo:background-color="#1f1f1f" loext:char-shading-value="0"/>
    </style:style>
    <style:style style:name="T55" style:family="text">
      <style:text-properties fo:color="#9cdcfe" loext:opacity="100%" officeooo:rsid="002188e8" fo:background-color="#1f1f1f" loext:char-shading-value="0"/>
    </style:style>
    <style:style style:name="T56" style:family="text">
      <style:text-properties fo:color="#9cdcfe" loext:opacity="100%" officeooo:rsid="002b8b1c" fo:background-color="#1f1f1f" loext:char-shading-value="0"/>
    </style:style>
    <style:style style:name="T57" style:family="text">
      <style:text-properties fo:color="#9cdcfe" loext:opacity="100%" officeooo:rsid="004c81b8" fo:background-color="#1f1f1f" loext:char-shading-value="0"/>
    </style:style>
    <style:style style:name="T58" style:family="text">
      <style:text-properties fo:color="#9cdcfe" loext:opacity="100%" officeooo:rsid="004ee50b" fo:background-color="#1f1f1f" loext:char-shading-value="0"/>
    </style:style>
    <style:style style:name="T59" style:family="text">
      <style:text-properties fo:color="#9cdcfe" loext:opacity="100%" officeooo:rsid="004f5266" fo:background-color="#1f1f1f" loext:char-shading-value="0"/>
    </style:style>
    <style:style style:name="T60" style:family="text">
      <style:text-properties fo:color="#9cdcfe" loext:opacity="100%" officeooo:rsid="0050d577" fo:background-color="#1f1f1f" loext:char-shading-value="0"/>
    </style:style>
    <style:style style:name="T61" style:family="text">
      <style:text-properties fo:color="#9cdcfe" loext:opacity="100%" officeooo:rsid="0051f182" fo:background-color="#1f1f1f" loext:char-shading-value="0"/>
    </style:style>
    <style:style style:name="T62" style:family="text">
      <style:text-properties fo:color="#9cdcfe" loext:opacity="100%" style:font-name="Liberation Serif" fo:background-color="#1f1f1f" loext:char-shading-value="0"/>
    </style:style>
    <style:style style:name="T63" style:family="text">
      <style:text-properties fo:color="#9cdcfe" loext:opacity="100%" style:font-name="Liberation Serif" officeooo:rsid="0016ca5b" fo:background-color="#1f1f1f" loext:char-shading-value="0"/>
    </style:style>
    <style:style style:name="T64" style:family="text">
      <style:text-properties fo:color="#9cdcfe" loext:opacity="100%" style:font-name="Liberation Serif" officeooo:rsid="0019fb85" fo:background-color="#1f1f1f" loext:char-shading-value="0"/>
    </style:style>
    <style:style style:name="T65" style:family="text">
      <style:text-properties fo:color="#9cdcfe" loext:opacity="100%" style:font-name="Liberation Serif" officeooo:rsid="001bd0e5" fo:background-color="#1f1f1f" loext:char-shading-value="0"/>
    </style:style>
    <style:style style:name="T66" style:family="text">
      <style:text-properties fo:color="#9cdcfe" loext:opacity="100%" style:font-name="Liberation Serif" officeooo:rsid="0020410d" fo:background-color="#1f1f1f" loext:char-shading-value="0"/>
    </style:style>
    <style:style style:name="T67" style:family="text">
      <style:text-properties fo:color="#9cdcfe" loext:opacity="100%" style:font-name="Liberation Serif" officeooo:rsid="0025aad6" fo:background-color="#1f1f1f" loext:char-shading-value="0"/>
    </style:style>
    <style:style style:name="T68" style:family="text">
      <style:text-properties fo:color="#9cdcfe" loext:opacity="100%" style:font-name="Liberation Serif" officeooo:rsid="00231f32" fo:background-color="#1f1f1f" loext:char-shading-value="0"/>
    </style:style>
    <style:style style:name="T69" style:family="text">
      <style:text-properties fo:color="#9cdcfe" loext:opacity="100%" style:font-name="Liberation Serif" officeooo:rsid="002cddc5" fo:background-color="#1f1f1f" loext:char-shading-value="0"/>
    </style:style>
    <style:style style:name="T70" style:family="text">
      <style:text-properties fo:color="#9cdcfe" loext:opacity="100%" style:font-name="Liberation Serif" officeooo:rsid="002d6944" fo:background-color="#1f1f1f" loext:char-shading-value="0"/>
    </style:style>
    <style:style style:name="T71" style:family="text">
      <style:text-properties fo:color="#9cdcfe" loext:opacity="100%" style:font-name="Liberation Serif" officeooo:rsid="0050d577" fo:background-color="#1f1f1f" loext:char-shading-value="0"/>
    </style:style>
    <style:style style:name="T72" style:family="text">
      <style:text-properties fo:color="#9cdcfe" loext:opacity="100%" style:font-name="Liberation Serif" style:text-underline-style="none" officeooo:rsid="0016ca5b" fo:background-color="#1f1f1f" loext:char-shading-value="0"/>
    </style:style>
    <style:style style:name="T73" style:family="text">
      <style:text-properties fo:color="#9cdcfe" loext:opacity="100%" officeooo:rsid="0020410d"/>
    </style:style>
    <style:style style:name="T74" style:family="text">
      <style:text-properties fo:color="#9cdcfe" loext:opacity="100%" officeooo:rsid="00231f32"/>
    </style:style>
    <style:style style:name="T75" style:family="text">
      <style:text-properties fo:color="#9cdcfe" loext:opacity="100%" officeooo:rsid="003cf9cd"/>
    </style:style>
    <style:style style:name="T76" style:family="text">
      <style:text-properties fo:color="#9cdcfe" loext:opacity="100%" officeooo:rsid="004c81b8"/>
    </style:style>
    <style:style style:name="T77" style:family="text">
      <style:text-properties fo:color="#9cdcfe" loext:opacity="100%" officeooo:rsid="004ee50b"/>
    </style:style>
    <style:style style:name="T78" style:family="text">
      <style:text-properties fo:color="#ce9178" loext:opacity="100%"/>
    </style:style>
    <style:style style:name="T79" style:family="text">
      <style:text-properties fo:color="#ce9178" loext:opacity="100%" fo:background-color="#1f1f1f" loext:char-shading-value="0"/>
    </style:style>
    <style:style style:name="T80" style:family="text">
      <style:text-properties fo:color="#ce9178" loext:opacity="100%" officeooo:rsid="0016ca5b" fo:background-color="#1f1f1f" loext:char-shading-value="0"/>
    </style:style>
    <style:style style:name="T81" style:family="text">
      <style:text-properties fo:color="#ce9178" loext:opacity="100%" officeooo:rsid="0018be56" fo:background-color="#1f1f1f" loext:char-shading-value="0"/>
    </style:style>
    <style:style style:name="T82" style:family="text">
      <style:text-properties fo:color="#ce9178" loext:opacity="100%" officeooo:rsid="0019fb85" fo:background-color="#1f1f1f" loext:char-shading-value="0"/>
    </style:style>
    <style:style style:name="T83" style:family="text">
      <style:text-properties fo:color="#ce9178" loext:opacity="100%" officeooo:rsid="001bd0e5" fo:background-color="#1f1f1f" loext:char-shading-value="0"/>
    </style:style>
    <style:style style:name="T84" style:family="text">
      <style:text-properties fo:color="#ce9178" loext:opacity="100%" officeooo:rsid="001c6be2" fo:background-color="#1f1f1f" loext:char-shading-value="0"/>
    </style:style>
    <style:style style:name="T85" style:family="text">
      <style:text-properties fo:color="#ce9178" loext:opacity="100%" officeooo:rsid="002188e8" fo:background-color="#1f1f1f" loext:char-shading-value="0"/>
    </style:style>
    <style:style style:name="T86" style:family="text">
      <style:text-properties fo:color="#ce9178" loext:opacity="100%" officeooo:rsid="002b8b1c" fo:background-color="#1f1f1f" loext:char-shading-value="0"/>
    </style:style>
    <style:style style:name="T87" style:family="text">
      <style:text-properties fo:color="#ce9178" loext:opacity="100%" officeooo:rsid="004ee50b" fo:background-color="#1f1f1f" loext:char-shading-value="0"/>
    </style:style>
    <style:style style:name="T88" style:family="text">
      <style:text-properties fo:color="#ce9178" loext:opacity="100%" officeooo:rsid="004f5266" fo:background-color="#1f1f1f" loext:char-shading-value="0"/>
    </style:style>
    <style:style style:name="T89" style:family="text">
      <style:text-properties fo:color="#ce9178" loext:opacity="100%" officeooo:rsid="0050d577" fo:background-color="#1f1f1f" loext:char-shading-value="0"/>
    </style:style>
    <style:style style:name="T90" style:family="text">
      <style:text-properties fo:color="#ce9178" loext:opacity="100%" officeooo:rsid="0051bce8" fo:background-color="#1f1f1f" loext:char-shading-value="0"/>
    </style:style>
    <style:style style:name="T91" style:family="text">
      <style:text-properties fo:color="#ce9178" loext:opacity="100%" style:font-name="Liberation Serif" fo:background-color="#1f1f1f" loext:char-shading-value="0"/>
    </style:style>
    <style:style style:name="T92" style:family="text">
      <style:text-properties fo:color="#ce9178" loext:opacity="100%" style:font-name="Liberation Serif" officeooo:rsid="0016ca5b" fo:background-color="#1f1f1f" loext:char-shading-value="0"/>
    </style:style>
    <style:style style:name="T93" style:family="text">
      <style:text-properties fo:color="#ce9178" loext:opacity="100%" style:font-name="Liberation Serif" officeooo:rsid="0019fb85" fo:background-color="#1f1f1f" loext:char-shading-value="0"/>
    </style:style>
    <style:style style:name="T94" style:family="text">
      <style:text-properties fo:color="#ce9178" loext:opacity="100%" style:font-name="Liberation Serif" officeooo:rsid="0018be56" fo:background-color="#1f1f1f" loext:char-shading-value="0"/>
    </style:style>
    <style:style style:name="T95" style:family="text">
      <style:text-properties fo:color="#ce9178" loext:opacity="100%" style:font-name="Liberation Serif" officeooo:rsid="001bd0e5" fo:background-color="#1f1f1f" loext:char-shading-value="0"/>
    </style:style>
    <style:style style:name="T96" style:family="text">
      <style:text-properties fo:color="#ce9178" loext:opacity="100%" style:font-name="Liberation Serif" officeooo:rsid="00231f32" fo:background-color="#1f1f1f" loext:char-shading-value="0"/>
    </style:style>
    <style:style style:name="T97" style:family="text">
      <style:text-properties fo:color="#ce9178" loext:opacity="100%" style:font-name="Liberation Serif" officeooo:rsid="0025aad6" fo:background-color="#1f1f1f" loext:char-shading-value="0"/>
    </style:style>
    <style:style style:name="T98" style:family="text">
      <style:text-properties fo:color="#ce9178" loext:opacity="100%" style:font-name="Liberation Serif" officeooo:rsid="00306534" fo:background-color="#1f1f1f" loext:char-shading-value="0"/>
    </style:style>
    <style:style style:name="T99" style:family="text">
      <style:text-properties fo:color="#ce9178" loext:opacity="100%" style:font-name="Liberation Serif" officeooo:rsid="0050d13d" fo:background-color="#1f1f1f" loext:char-shading-value="0"/>
    </style:style>
    <style:style style:name="T100" style:family="text">
      <style:text-properties fo:color="#ce9178" loext:opacity="100%" style:font-name="Liberation Serif" officeooo:rsid="0050d577" fo:background-color="#1f1f1f" loext:char-shading-value="0"/>
    </style:style>
    <style:style style:name="T101" style:family="text">
      <style:text-properties fo:color="#ce9178" loext:opacity="100%" style:font-name="Liberation Serif" style:text-underline-style="none" officeooo:rsid="0016ca5b" fo:background-color="#1f1f1f" loext:char-shading-value="0"/>
    </style:style>
    <style:style style:name="T102" style:family="text">
      <style:text-properties fo:color="#ce9178" loext:opacity="100%" style:font-name="Liberation Serif" style:text-underline-style="none" officeooo:rsid="00341962" fo:background-color="#1f1f1f" loext:char-shading-value="0"/>
    </style:style>
    <style:style style:name="T103" style:family="text">
      <style:text-properties fo:color="#ce9178" loext:opacity="100%" officeooo:rsid="001bd0e5"/>
    </style:style>
    <style:style style:name="T104" style:family="text">
      <style:text-properties fo:color="#ce9178" loext:opacity="100%" officeooo:rsid="0019fb85"/>
    </style:style>
    <style:style style:name="T105" style:family="text">
      <style:text-properties fo:color="#ce9178" loext:opacity="100%" officeooo:rsid="00231f32"/>
    </style:style>
    <style:style style:name="T106" style:family="text">
      <style:text-properties fo:color="#ce9178" loext:opacity="100%" officeooo:rsid="0047bf5f"/>
    </style:style>
    <style:style style:name="T107" style:family="text">
      <style:text-properties fo:color="#ce9178" loext:opacity="100%" officeooo:rsid="0047e717"/>
    </style:style>
    <style:style style:name="T108" style:family="text">
      <style:text-properties fo:color="#ce9178" loext:opacity="100%" officeooo:rsid="004c81b8"/>
    </style:style>
    <style:style style:name="T109" style:family="text">
      <style:text-properties fo:color="#ce9178" loext:opacity="100%" officeooo:rsid="004ee50b"/>
    </style:style>
    <style:style style:name="T110" style:family="text">
      <style:text-properties style:use-window-font-color="true" loext:opacity="0%" officeooo:rsid="00129749"/>
    </style:style>
    <style:style style:name="T111" style:family="text">
      <style:text-properties style:use-window-font-color="true" loext:opacity="0%" style:font-name="Liberation Serif" officeooo:rsid="0016ca5b"/>
    </style:style>
    <style:style style:name="T112" style:family="text">
      <style:text-properties style:use-window-font-color="true" loext:opacity="0%" style:font-name="Liberation Serif" officeooo:rsid="00129749"/>
    </style:style>
    <style:style style:name="T113" style:family="text">
      <style:text-properties style:use-window-font-color="true" loext:opacity="0%" style:font-name="Liberation Serif" officeooo:rsid="00129749" fo:background-color="#1f1f1f" loext:char-shading-value="0"/>
    </style:style>
    <style:style style:name="T114" style:family="text">
      <style:text-properties style:use-window-font-color="true" loext:opacity="0%" style:font-name="Liberation Serif" officeooo:rsid="0016ca5b" fo:background-color="#1f1f1f" loext:char-shading-value="0"/>
    </style:style>
    <style:style style:name="T115" style:family="text">
      <style:text-properties style:use-window-font-color="true" loext:opacity="0%" style:font-name="Liberation Serif" officeooo:rsid="0018be56" fo:background-color="#1f1f1f" loext:char-shading-value="0"/>
    </style:style>
    <style:style style:name="T116" style:family="text">
      <style:text-properties style:use-window-font-color="true" loext:opacity="0%" style:font-name="Liberation Serif" officeooo:rsid="00231f32" fo:background-color="#1f1f1f" loext:char-shading-value="0"/>
    </style:style>
    <style:style style:name="T117" style:family="text">
      <style:text-properties style:use-window-font-color="true" loext:opacity="0%" style:font-name="Liberation Serif" officeooo:rsid="0019fb85"/>
    </style:style>
    <style:style style:name="T118" style:family="text">
      <style:text-properties style:use-window-font-color="true" loext:opacity="0%" style:font-name="Liberation Serif" officeooo:rsid="002188e8"/>
    </style:style>
    <style:style style:name="T119" style:family="text">
      <style:text-properties style:use-window-font-color="true" loext:opacity="0%" style:font-name="Liberation Serif" style:text-underline-style="none" fo:font-weight="normal" officeooo:rsid="002188e8" style:font-weight-asian="normal" style:font-weight-complex="normal"/>
    </style:style>
    <style:style style:name="T120" style:family="text">
      <style:text-properties style:use-window-font-color="true" loext:opacity="0%" style:font-name="Liberation Serif" officeooo:rsid="002188e8" fo:background-color="transparent" loext:char-shading-value="0"/>
    </style:style>
    <style:style style:name="T121" style:family="text">
      <style:text-properties style:use-window-font-color="true" loext:opacity="0%" style:font-name="Liberation Serif" officeooo:rsid="00306534"/>
    </style:style>
    <style:style style:name="T122" style:family="text">
      <style:text-properties fo:color="#6a9955" loext:opacity="100%"/>
    </style:style>
    <style:style style:name="T123" style:family="text">
      <style:text-properties fo:color="#6a9955" loext:opacity="100%" fo:background-color="#1f1f1f" loext:char-shading-value="0"/>
    </style:style>
    <style:style style:name="T124" style:family="text">
      <style:text-properties fo:color="#6a9955" loext:opacity="100%" officeooo:rsid="004c81b8" fo:background-color="#1f1f1f" loext:char-shading-value="0"/>
    </style:style>
    <style:style style:name="T125" style:family="text">
      <style:text-properties fo:color="#6a9955" loext:opacity="100%" officeooo:rsid="004a8c4f" fo:background-color="#1f1f1f" loext:char-shading-value="0"/>
    </style:style>
    <style:style style:name="T126" style:family="text">
      <style:text-properties fo:color="#6a9955" loext:opacity="100%" officeooo:rsid="004ee50b" fo:background-color="#1f1f1f" loext:char-shading-value="0"/>
    </style:style>
    <style:style style:name="T127" style:family="text">
      <style:text-properties fo:color="#6a9955" loext:opacity="100%" officeooo:rsid="0047bdb7"/>
    </style:style>
    <style:style style:name="T128" style:family="text">
      <style:text-properties fo:color="#6a9955" loext:opacity="100%" officeooo:rsid="0047bf5f"/>
    </style:style>
    <style:style style:name="T129" style:family="text">
      <style:text-properties fo:color="#6a9955" loext:opacity="100%" officeooo:rsid="0047e717"/>
    </style:style>
    <style:style style:name="T130" style:family="text">
      <style:text-properties fo:color="#6a9955" loext:opacity="100%" officeooo:rsid="00481f61"/>
    </style:style>
    <style:style style:name="T131" style:family="text">
      <style:text-properties fo:color="#6a9955" loext:opacity="100%" officeooo:rsid="004a8c4f"/>
    </style:style>
    <style:style style:name="T132" style:family="text">
      <style:text-properties fo:color="#6a9955" loext:opacity="100%" officeooo:rsid="004c81b8"/>
    </style:style>
    <style:style style:name="T133" style:family="text">
      <style:text-properties fo:color="#6a9955" loext:opacity="100%" officeooo:rsid="004ee50b"/>
    </style:style>
    <style:style style:name="T134" style:family="text">
      <style:text-properties fo:background-color="#1f1f1f" loext:char-shading-value="0"/>
    </style:style>
    <style:style style:name="T135" style:family="text">
      <style:text-properties officeooo:rsid="0016ca5b" fo:background-color="#1f1f1f" loext:char-shading-value="0"/>
    </style:style>
    <style:style style:name="T136" style:family="text">
      <style:text-properties officeooo:rsid="0018be56" fo:background-color="#1f1f1f" loext:char-shading-value="0"/>
    </style:style>
    <style:style style:name="T137" style:family="text">
      <style:text-properties officeooo:rsid="00129749" fo:background-color="#1f1f1f" loext:char-shading-value="0"/>
    </style:style>
    <style:style style:name="T138" style:family="text">
      <style:text-properties officeooo:rsid="0020410d"/>
    </style:style>
    <style:style style:name="T139" style:family="text">
      <style:text-properties officeooo:rsid="002188e8"/>
    </style:style>
    <style:style style:name="T140" style:family="text">
      <style:text-properties style:text-underline-style="none"/>
    </style:style>
    <style:style style:name="T141" style:family="text">
      <style:text-properties style:text-underline-style="none" fo:font-weight="normal" style:font-weight-asian="normal" style:font-weight-complex="normal"/>
    </style:style>
    <style:style style:name="T142" style:family="text">
      <style:text-properties style:text-underline-style="none" officeooo:rsid="00325b63"/>
    </style:style>
    <style:style style:name="T143" style:family="text">
      <style:text-properties style:text-underline-style="none" officeooo:rsid="00341962"/>
    </style:style>
    <style:style style:name="T144" style:family="text">
      <style:text-properties style:text-underline-style="none" officeooo:rsid="00357326"/>
    </style:style>
    <style:style style:name="T145" style:family="text">
      <style:text-properties style:text-underline-style="none" officeooo:rsid="00362adf"/>
    </style:style>
    <style:style style:name="T146" style:family="text">
      <style:text-properties style:text-underline-style="none" officeooo:rsid="0037b5f0"/>
    </style:style>
    <style:style style:name="T147" style:family="text">
      <style:text-properties style:text-underline-style="none" officeooo:rsid="00389858"/>
    </style:style>
    <style:style style:name="T148" style:family="text">
      <style:text-properties style:text-underline-style="none" officeooo:rsid="003cf9cd"/>
    </style:style>
    <style:style style:name="T149" style:family="text">
      <style:text-properties style:text-underline-style="none" officeooo:rsid="0045f203"/>
    </style:style>
    <style:style style:name="T150" style:family="text">
      <style:text-properties fo:color="#dcdcaa" loext:opacity="100%"/>
    </style:style>
    <style:style style:name="T151" style:family="text">
      <style:text-properties fo:color="#dcdcaa" loext:opacity="100%" style:font-name="Liberation Serif" officeooo:rsid="0019fb85" fo:background-color="#1f1f1f" loext:char-shading-value="0"/>
    </style:style>
    <style:style style:name="T152" style:family="text">
      <style:text-properties fo:color="#dcdcaa" loext:opacity="100%" fo:background-color="#1f1f1f" loext:char-shading-value="0"/>
    </style:style>
    <style:style style:name="T153" style:family="text">
      <style:text-properties fo:color="#b5cea8" loext:opacity="100%"/>
    </style:style>
    <style:style style:name="T154" style:family="text">
      <style:text-properties fo:color="#b5cea8" loext:opacity="100%" style:font-name="Liberation Serif" officeooo:rsid="0019fb85" fo:background-color="#1f1f1f" loext:char-shading-value="0"/>
    </style:style>
    <style:style style:name="T155" style:family="text">
      <style:text-properties fo:color="#b5cea8" loext:opacity="100%" officeooo:rsid="003cf9cd"/>
    </style:style>
    <style:style style:name="T156" style:family="text">
      <style:text-properties fo:color="#b5cea8" loext:opacity="100%" fo:background-color="#1f1f1f" loext:char-shading-value="0"/>
    </style:style>
    <style:style style:name="T157" style:family="text">
      <style:text-properties fo:color="#b5cea8" loext:opacity="100%" officeooo:rsid="003ec276" fo:background-color="#1f1f1f" loext:char-shading-value="0"/>
    </style:style>
    <style:style style:name="T158" style:family="text">
      <style:text-properties fo:color="#b5cea8" loext:opacity="100%" officeooo:rsid="004016c0" fo:background-color="#1f1f1f" loext:char-shading-value="0"/>
    </style:style>
    <style:style style:name="T159" style:family="text">
      <style:text-properties fo:color="#b5cea8" loext:opacity="100%" officeooo:rsid="004082a5"/>
    </style:style>
    <style:style style:name="T160" style:family="text">
      <style:text-properties fo:color="#b5cea8" loext:opacity="100%" officeooo:rsid="00411d7e"/>
    </style:style>
    <style:style style:name="T161" style:family="text">
      <style:text-properties fo:color="#b5cea8" loext:opacity="100%" officeooo:rsid="004ee50b"/>
    </style:style>
    <style:style style:name="T162" style:family="text">
      <style:text-properties officeooo:rsid="002ab525"/>
    </style:style>
    <style:style style:name="T163" style:family="text">
      <style:text-properties officeooo:rsid="002cddc5"/>
    </style:style>
    <style:style style:name="T164" style:family="text">
      <style:text-properties officeooo:rsid="002d6944"/>
    </style:style>
    <style:style style:name="T165" style:family="text">
      <style:text-properties officeooo:rsid="002da9ad"/>
    </style:style>
    <style:style style:name="T166" style:family="text">
      <style:text-properties officeooo:rsid="003000a5"/>
    </style:style>
    <style:style style:name="T167" style:family="text">
      <style:text-properties officeooo:rsid="00306534"/>
    </style:style>
    <style:style style:name="T168" style:family="text">
      <style:text-properties style:font-name="Liberation Serif"/>
    </style:style>
    <style:style style:name="T169" style:family="text">
      <style:text-properties style:font-name="Liberation Serif" officeooo:rsid="0016ca5b"/>
    </style:style>
    <style:style style:name="T170" style:family="text">
      <style:text-properties style:font-name="Liberation Serif" officeooo:rsid="00306534"/>
    </style:style>
    <style:style style:name="T171" style:family="text">
      <style:text-properties style:font-name="Liberation Serif" officeooo:rsid="003124bf"/>
    </style:style>
    <style:style style:name="T172" style:family="text">
      <style:text-properties style:font-name="Liberation Serif" style:text-underline-style="none" officeooo:rsid="00341962"/>
    </style:style>
    <style:style style:name="T173" style:family="text">
      <style:text-properties officeooo:rsid="004a8c4f"/>
    </style:style>
    <style:style style:name="T174" style:family="text">
      <style:text-properties officeooo:rsid="004e6e41"/>
    </style:style>
    <style:style style:name="T175" style:family="text">
      <style:text-properties fo:color="#c586c0" loext:opacity="100%"/>
    </style:style>
    <style:style style:name="T176" style:family="text">
      <style:text-properties fo:color="#c586c0" loext:opacity="100%" officeooo:rsid="004ee50b" fo:background-color="#1f1f1f" loext:char-shading-value="0"/>
    </style:style>
    <style:style style:name="T177" style:family="text">
      <style:text-properties fo:color="#c586c0" loext:opacity="100%" officeooo:rsid="004ee50b"/>
    </style:style>
    <style:style style:name="T178" style:family="text">
      <style:text-properties fo:color="#d4d4d4" loext:opacity="100%"/>
    </style:style>
    <style:style style:name="T179" style:family="text">
      <style:text-properties fo:color="#d4d4d4" loext:opacity="100%" fo:background-color="#1f1f1f" loext:char-shading-value="0"/>
    </style:style>
    <style:style style:name="T180" style:family="text">
      <style:text-properties fo:color="#d4d4d4" loext:opacity="100%" officeooo:rsid="004ee50b" fo:background-color="#1f1f1f" loext:char-shading-value="0"/>
    </style:style>
    <style:style style:name="T181" style:family="text">
      <style:text-properties fo:color="#d4d4d4" loext:opacity="100%" officeooo:rsid="004f5266" fo:background-color="#1f1f1f" loext:char-shading-value="0"/>
    </style:style>
    <style:style style:name="T182" style:family="text">
      <style:text-properties fo:color="#d4d4d4" loext:opacity="100%" officeooo:rsid="004ee50b"/>
    </style:style>
    <style:style style:name="T183" style:family="text">
      <style:text-properties officeooo:rsid="004ff99f"/>
    </style:style>
    <style:style style:name="T184" style:family="text">
      <style:text-properties officeooo:rsid="0051f182"/>
    </style:style>
    <style:style style:name="T185" style:family="text">
      <style:text-properties fo:color="#4fc1ff" loext:opacity="100%" fo:background-color="#1f1f1f" loext:char-shading-value="0"/>
    </style:style>
    <style:style style:name="T186" style:family="text">
      <style:text-properties fo:color="#4fc1ff" loext:opacity="100%" officeooo:rsid="0051f182" fo:background-color="#1f1f1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exte_20_info">Introduction</text:span></text:p>
      <text:p text:style-name="P1"/>
      <text:p text:style-name="P19"><text:span text:style-name="T110"><text:tab/></text:span><text:span text:style-name="T11">h1</text:span><text:span text:style-name="T24"> </text:span><text:span text:style-name="select">{</text:span><text:span text:style-name="T50">color</text:span><text:span text:style-name="T24">: </text:span><text:span text:style-name="T79">blue</text:span><text:span text:style-name="T24">;</text:span><text:span text:style-name="select">}</text:span></text:p>
      <text:p text:style-name="P19"><text:span text:style-name="T110"><text:tab/><text:tab/></text:span><text:span text:style-name="T11">selector  h1</text:span><text:span text:style-name="T110"> </text:span><text:span text:style-name="texte_20_info">: html </text:span><text:span text:style-name="texte_20_info"><text:span text:style-name="T167">tag to</text:span></text:span><text:span text:style-name="texte_20_info"> modif</text:span><text:span text:style-name="texte_20_info"><text:span text:style-name="T167">y</text:span></text:span></text:p>
      <text:p text:style-name="P20"><text:span text:style-name="T110"><text:tab/><text:tab/></text:span><text:span text:style-name="T50">property</text:span><text:span text:style-name="T110"> : </text:span><text:span text:style-name="T79">value</text:span><text:span text:style-name="T110"> </text:span><text:span text:style-name="T26">;</text:span><text:span text:style-name="T110"><text:tab/></text:span><text:span text:style-name="T50">color</text:span><text:span text:style-name="T110"> : </text:span><text:span text:style-name="T79">blue</text:span><text:span text:style-name="T110"> ;</text:span></text:p>
      <text:p text:style-name="P19"><text:span text:style-name="T110"/></text:p>
      <text:p text:style-name="P21"><text:tab/><text:span text:style-name="texte_20_info"><text:span text:style-name="T167">several</text:span></text:span> <text:span text:style-name="T16">selector</text:span><text:span text:style-name="T17">s</text:span> : <text:span text:style-name="texte_20_info">séparer d’une « , »<text:tab/></text:span></text:p>
      <text:p text:style-name="P37"><text:span text:style-name="T111"><text:tab/><text:tab/></text:span><text:span text:style-name="T17">h1, p, a</text:span><text:span text:style-name="T32"> </text:span><text:span text:style-name="select"><text:span text:style-name="T169">{ </text:span></text:span><text:span text:style-name="T63">property</text:span><text:span text:style-name="T113"> : </text:span><text:span text:style-name="T92">value</text:span><text:span text:style-name="T32">;</text:span><text:span text:style-name="select"><text:span text:style-name="T169">}<text:tab/></text:span></text:span><text:span text:style-name="T111"><text:tab/></text:span><text:span text:style-name="texte_20_info">: select </text:span><text:span text:style-name="texte_20_info"><text:span text:style-name="T167">every h1, p and a</text:span></text:span><text:span text:style-name="texte_20_info"> </text:span><text:span text:style-name="texte_20_info"><text:span text:style-name="T167">tags</text:span></text:span></text:p>
      <text:p text:style-name="P37"><text:span text:style-name="texte_20_info"><text:tab/><text:tab/></text:span><text:span text:style-name="texte_20_info"><text:span text:style-name="T16">h3 </text:span></text:span><text:span text:style-name="texte_20_info"><text:span text:style-name="T19">+ </text:span></text:span><text:span text:style-name="select"><text:span text:style-name="T170">p </text:span></text:span><text:span text:style-name="select"><text:span text:style-name="T169">{;}<text:tab/><text:tab/><text:tab/><text:tab/></text:span></text:span><text:span text:style-name="texte_20_info">: select the first p, followed after a h3 tag</text:span></text:p>
      <text:p text:style-name="P37"><text:span text:style-name="select"><text:span text:style-name="T169"><text:tab/><text:tab/></text:span></text:span><text:span text:style-name="select"><text:span text:style-name="T168">h3 em</text:span></text:span><text:span text:style-name="select"><text:span text:style-name="T170"> </text:span></text:span><text:span text:style-name="select"><text:span text:style-name="T169">{;}<text:tab/><text:tab/><text:tab/><text:tab/></text:span></text:span><text:span text:style-name="texte_20_info">: select em tag in h3 tag</text:span></text:p>
      <text:p text:style-name="P37"><text:span text:style-name="select"><text:tab/><text:tab/></text:span><text:span text:style-name="select"><text:span text:style-name="T167">a</text:span></text:span><text:span text:style-name="select"><text:span text:style-name="T170">[attribute] </text:span></text:span><text:span text:style-name="select"><text:span text:style-name="T169">{;}</text:span></text:span><text:span text:style-name="texte_20_info"><text:span text:style-name="T32"><text:tab/><text:tab/><text:tab/></text:span></text:span><text:span text:style-name="texte_20_info">: select </text:span><text:span text:style-name="texte_20_info"><text:span text:style-name="T167">a tag with the attribute (like title=,…)</text:span></text:span></text:p>
      <text:p text:style-name="P38"><text:span text:style-name="texte_20_info"><text:tab/><text:tab/></text:span><text:span text:style-name="select"><text:span text:style-name="T167">a</text:span></text:span><text:span text:style-name="select"><text:span text:style-name="T170">[attribute</text:span></text:span><text:span text:style-name="select"><text:span text:style-name="T171">= </text:span></text:span><text:span text:style-name="select"><text:span text:style-name="T169">"</text:span></text:span><text:span text:style-name="select"><text:span text:style-name="T171">this</text:span></text:span><text:span text:style-name="select"><text:span text:style-name="T169">"</text:span></text:span><text:span text:style-name="select"><text:span text:style-name="T170">] </text:span></text:span><text:span text:style-name="select"><text:span text:style-name="T169">{;}<text:tab/><text:tab/></text:span></text:span><text:span text:style-name="texte_20_info">: select </text:span><text:span text:style-name="texte_20_info"><text:span text:style-name="T167">a tag with the attribut</text:span></text:span><text:span text:style-name="texte_20_info">e ="this"</text:span></text:p>
      <text:p text:style-name="P37"><text:span text:style-name="T111"><text:tab/><text:tab/></text:span><text:span text:style-name="T17">*</text:span><text:span text:style-name="T121"> </text:span><text:span text:style-name="T19">universal selector</text:span><text:span text:style-name="T121"> <text:tab/><text:tab/><text:tab/></text:span><text:span text:style-name="texte_20_info">: select every </text:span><text:span text:style-name="texte_20_info"><text:span text:style-name="T167">tag</text:span></text:span></text:p>
      <text:p text:style-name="P21"><text:span text:style-name="T112"><text:tab/><text:tab/><text:tab/><text:tab/><text:tab/></text:span><text:span text:style-name="texte_20_info">More info : </text:span><text:a xlink:type="simple" xlink:href="https://www.w3.org/Style/css3-selectors-updates/WD-css3-selectors-20010126.fr.html#selectors" text:style-name="Internet_20_link" text:visited-style-name="Visited_20_Internet_20_Link"><text:span text:style-name="texte_20_info"><text:span text:style-name="T39">Selector</text:span></text:span></text:a></text:p>
      <text:p text:style-name="P21"><text:span text:style-name="T112"/></text:p>
      <text:p text:style-name="P22"><text:span text:style-name="T111"><text:tab/></text:span><text:span text:style-name="texte_20_info"><text:span text:style-name="T167">select</text:span></text:span><text:span text:style-name="texte_20_info"> </text:span><text:span text:style-name="texte_20_info"><text:span text:style-name="T167">an id </text:span></text:span><text:span text:style-name="texte_20_info">class </text:span></text:p>
      <text:p text:style-name="P22"><text:span text:style-name="T114"><text:tab/><text:tab/></text:span><text:span text:style-name="texte_20_info">html :</text:span><text:span text:style-name="T114"> <text:tab/><text:tab/></text:span><text:span text:style-name="Html_20_property">&lt; class</text:span><text:span text:style-name="T32">=</text:span><text:span text:style-name="T92">"m</text:span><text:span text:style-name="T98">y</text:span><text:span text:style-name="T92">-classe"</text:span><text:span text:style-name="Html_20_property">&gt;</text:span></text:p>
      <text:p text:style-name="P22"><text:span text:style-name="T112"><text:tab/><text:tab/></text:span><text:span text:style-name="texte_20_info">CSS :</text:span><text:span text:style-name="T115"><text:tab/><text:tab/></text:span><text:span text:style-name="T11">.m</text:span><text:span text:style-name="T14">y</text:span><text:span text:style-name="T11">-classe</text:span><text:span text:style-name="T24"> </text:span><text:span text:style-name="select">{</text:span><text:span text:style-name="T62">property</text:span><text:span text:style-name="T113"> : </text:span><text:span text:style-name="T91">value</text:span><text:span text:style-name="T31">;</text:span><text:span text:style-name="select">}</text:span></text:p>
      <text:p text:style-name="P26"><text:tab/></text:p>
      <text:p text:style-name="P2"><text:tab/><text:span text:style-name="texte_20_info"><text:span text:style-name="T167">call an</text:span></text:span><text:span text:style-name="texte_20_info"> id.</text:span></text:p>
      <text:p text:style-name="P2"><text:span text:style-name="texte_20_info"><text:tab/><text:tab/>html : </text:span><text:span text:style-name="T135"><text:tab/><text:tab/></text:span><text:span text:style-name="Html_20_property">&lt; id</text:span><text:span text:style-name="T25">=</text:span><text:span text:style-name="T80">"</text:span><text:span text:style-name="T81">unique</text:span><text:span text:style-name="T80">"</text:span><text:span text:style-name="Html_20_property">&gt;</text:span></text:p>
      <text:p text:style-name="P2"><text:tab/><text:tab/><text:span text:style-name="texte_20_info">CSS :</text:span><text:span text:style-name="T136"> <text:tab/><text:tab/></text:span><text:span text:style-name="T12">#unique</text:span><text:span text:style-name="T24"> {</text:span><text:span text:style-name="T50">property</text:span><text:span text:style-name="T134"> : </text:span><text:span text:style-name="T79">value</text:span><text:span text:style-name="T24">;}</text:span></text:p>
      <text:p text:style-name="P2"><text:span text:style-name="T24"/></text:p>
      <text:p text:style-name="P7"><text:span text:style-name="texte_20_info">Comment</text:span></text:p>
      <text:p text:style-name="P18"><text:span text:style-name="T24"><text:tab/></text:span><text:span text:style-name="T123">/* Comment */</text:span></text:p>
      <text:p text:style-name="P2"><text:span text:style-name="T24"/></text:p>
      <text:p text:style-name="P1"/>
      <text:p text:style-name="P10"><text:span text:style-name="texte_20_info">Text</text:span></text:p>
      <text:p text:style-name="P29"><text:span text:style-name="T117"><text:tab/></text:span><text:span text:style-name="T64">font-size</text:span><text:span text:style-name="T113"> : </text:span><text:span text:style-name="T93">16px ; </text:span><text:span text:style-name="texte_20_info">o</text:span><text:span text:style-name="texte_20_info"><text:span text:style-name="T162">r</text:span></text:span><text:span text:style-name="T93"> 1.4em ; </text:span><text:span text:style-name="texte_20_info">(en valeur relative, s’adapte aux écrans)</text:span></text:p>
      <text:p text:style-name="P29"><text:span text:style-name="T51"><text:tab/></text:span><text:span text:style-name="T52">font-family</text:span><text:span text:style-name="T137"> : </text:span><text:span text:style-name="T93">police name ; </text:span></text:p>
      <text:p text:style-name="P29"><text:span text:style-name="T93"><text:tab/><text:tab/></text:span><text:span text:style-name="texte_20_info">import a police <text:s text:c="2"/>(from google font)</text:span></text:p>
      <text:p text:style-name="P29"><text:span text:style-name="T114"><text:tab/><text:tab/><text:tab/></text:span><text:span text:style-name="texte_20_info">en html :</text:span><text:span text:style-name="T114"> <text:tab/></text:span><text:span text:style-name="Html_20_property">&lt;head&gt;</text:span><text:span text:style-name="T6">&lt;link</text:span><text:span text:style-name="T64"> </text:span><text:span text:style-name="T32"><text:s/></text:span><text:span text:style-name="T64">href</text:span><text:span text:style-name="T32">=</text:span><text:span text:style-name="T92">"</text:span><text:span text:style-name="T93">lien</text:span><text:span text:style-name="T92">" </text:span><text:span text:style-name="T64">rel</text:span><text:span text:style-name="T32">=</text:span><text:span text:style-name="T92">"</text:span><text:span text:style-name="T93">stylesheet</text:span><text:span text:style-name="T92">"</text:span><text:span text:style-name="T6">&gt;</text:span></text:p>
      <text:p text:style-name="P29"><text:span text:style-name="T93"><text:tab/><text:tab/><text:tab/></text:span><text:span text:style-name="texte_20_info">en CSS : </text:span><text:span text:style-name="T94"><text:tab/></text:span><text:span text:style-name="T18">selector</text:span><text:span text:style-name="T17">s</text:span><text:span text:style-name="T18"> </text:span><text:span text:style-name="T33"> {</text:span><text:span text:style-name="T64">font-family</text:span><text:span text:style-name="T93">: </text:span><text:span text:style-name="T92">"</text:span><text:span text:style-name="T93">CSS rule</text:span><text:span text:style-name="T92">"</text:span><text:span text:style-name="T33">;}</text:span></text:p>
      <text:p text:style-name="P24"><text:span text:style-name="T93"><text:tab/></text:span><text:span text:style-name="T65">font-style</text:span><text:span text:style-name="T113"> : </text:span><text:span text:style-name="T95">normal </text:span><text:span text:style-name="T93">; </text:span><text:span text:style-name="texte_20_info">or</text:span><text:span text:style-name="T93"> </text:span><text:span text:style-name="T95">italic</text:span><text:span text:style-name="T93"> ;</text:span></text:p>
      <text:p text:style-name="P24"><text:span text:style-name="T93"><text:tab/></text:span><text:span text:style-name="T63">font-weight</text:span><text:span text:style-name="T113"> : </text:span><text:span text:style-name="T95">bold</text:span><text:span text:style-name="T93"> ; </text:span><text:span text:style-name="texte_20_info">or</text:span><text:span text:style-name="T93"> </text:span><text:span text:style-name="T95">normal</text:span><text:span text:style-name="T93"> ; </text:span><text:span text:style-name="texte_20_info">or</text:span><text:span text:style-name="T93"> </text:span><text:span text:style-name="T95">thin</text:span><text:span text:style-name="T93"> ; </text:span><text:span text:style-name="texte_20_info">or</text:span><text:span text:style-name="T93"> </text:span><text:span text:style-name="T99">lighter </text:span><text:span text:style-name="T93">;</text:span></text:p>
      <text:p text:style-name="P1"><text:tab/><text:tab/><text:tab/><text:span text:style-name="texte_20_info">(thin = 100, regular = 400, bold = 700, black = 900)</text:span></text:p>
      <text:p text:style-name="P6"><text:tab/><text:span text:style-name="T53">text</text:span><text:span text:style-name="T51">-</text:span><text:span text:style-name="T53">decoration</text:span><text:span text:style-name="T134"> : </text:span><text:span text:style-name="T83">underline</text:span><text:span text:style-name="T82"> ; </text:span><text:span text:style-name="texte_20_info">or</text:span><text:span text:style-name="T82"> </text:span><text:span text:style-name="T83">linethrough</text:span><text:span text:style-name="T82"> ; </text:span><text:span text:style-name="texte_20_info">or</text:span><text:span text:style-name="T82"> </text:span><text:span text:style-name="T83">none</text:span><text:span text:style-name="T82"> ; </text:span></text:p>
      <text:p text:style-name="P69"><text:span text:style-name="T65"><text:tab/>text</text:span><text:span text:style-name="T63">-</text:span><text:span text:style-name="T71">transform</text:span><text:span text:style-name="T93"> : </text:span><text:span text:style-name="T95">u</text:span><text:span text:style-name="T100">ppercase ; </text:span><text:span text:style-name="property">line-height </text:span><text:span text:style-name="T89">: 1.4; </text:span></text:p>
      <text:p text:style-name="P9"><text:span text:style-name="T82"><text:tab/></text:span><text:span text:style-name="T60">letter-spacing </text:span><text:span text:style-name="T134">: </text:span><text:span text:style-name="T89">2px ; </text:span><text:span text:style-name="property">word-s</text:span><text:span text:style-name="T60">pacing </text:span><text:span text:style-name="T134">: </text:span><text:span text:style-name="T89">2px  </text:span><text:span text:style-name="T90">(or 1em)</text:span><text:span text:style-name="T89">;</text:span></text:p>
      <text:p text:style-name="P6"><text:span text:style-name="T82"/></text:p>
      <text:p text:style-name="P6"><text:span text:style-name="T82"><text:tab/></text:span><text:span text:style-name="T53">text</text:span><text:span text:style-name="T51">-align</text:span><text:span text:style-name="T134"> : </text:span><text:span text:style-name="T83">l</text:span><text:span text:style-name="T84">eft</text:span><text:span text:style-name="T82"> ; </text:span><text:span text:style-name="texte_20_info">or</text:span><text:span text:style-name="T82"> </text:span><text:span text:style-name="T84">center</text:span><text:span text:style-name="T82"> ; </text:span><text:span text:style-name="texte_20_info">or</text:span><text:span text:style-name="T82"> </text:span><text:span text:style-name="T84">right</text:span><text:span text:style-name="T82"> ; </text:span><text:span text:style-name="texte_20_info">or</text:span><text:span text:style-name="T82"> </text:span><text:span text:style-name="T84">justify</text:span><text:span text:style-name="T82"> ;</text:span></text:p>
      <text:p text:style-name="P30"><text:span text:style-name="T93"><text:tab/><text:tab/><text:tab/></text:span><text:span text:style-name="texte_20_info">ne fonctionne pas avec les balises inline : span, a, em, strong</text:span></text:p>
      <text:p text:style-name="P3"><text:tab/></text:p>
      <text:p text:style-name="P11"><text:span text:style-name="texte_20_info">Color :</text:span></text:p>
      <text:p text:style-name="P12"><text:span text:style-name="texte_20_info"><text:tab/>hex : starts with #</text:span> <text:tab/><text:tab/><text:span text:style-name="T55">color</text:span><text:span text:style-name="T137"> : </text:span><text:span text:style-name="T83">#FFC8D3 </text:span><text:span text:style-name="T82">;</text:span></text:p>
      <text:p text:style-name="property"><text:tab/><text:span text:style-name="texte_20_info">RGB : rgb(x,x,x)</text:span><text:span text:style-name="T138"><text:tab/> <text:tab/></text:span><text:span text:style-name="T55">color</text:span><text:span text:style-name="T137"> : </text:span><text:span text:style-name="T85">rgb(250, 25,118) </text:span><text:span text:style-name="T83">;</text:span></text:p>
      <text:p text:style-name="P4"><text:tab/><text:tab/><text:span text:style-name="texte_20_info">avec opacité</text:span><text:span text:style-name="T139"><text:tab/><text:tab/></text:span><text:span text:style-name="T55">color</text:span><text:span text:style-name="T134"> : </text:span><text:span text:style-name="T85">rgba(250, 25,118, 0.5) </text:span><text:span text:style-name="T83">;</text:span></text:p>
      <text:p text:style-name="P13"><text:tab/><text:tab/><text:tab/><text:tab/><text:tab/><text:span text:style-name="T54">o</text:span><text:span text:style-name="T56">ppacity</text:span><text:span text:style-name="T54"> : </text:span><text:span text:style-name="T86">0 to 1 ;</text:span></text:p>
      <text:p text:style-name="texte_20_info"><text:span text:style-name="T118"><text:tab/></text:span><text:span text:style-name="texte_20_info">More info on </text:span><text:span text:style-name="texte_20_info"><text:span text:style-name="T141">sites :</text:span></text:span><text:span text:style-name="texte_20_info"><text:span text:style-name="T119"> </text:span></text:span><text:a xlink:type="simple" xlink:href="http://coolors.co/palettes/palettes" office:target-frame-name="_parent" xlink:show="replace" text:style-name="Internet_20_link" text:visited-style-name="Visited_20_Internet_20_Link"><text:span text:style-name="T37">Palettes</text:span></text:a><text:span text:style-name="T120"><text:tab/></text:span><text:a xlink:type="simple" xlink:href="https://www.w3schools.com/colors/colors_picker.asp" text:style-name="Internet_20_link" text:visited-style-name="Visited_20_Internet_20_Link"><text:span text:style-name="T35">color picker</text:span></text:a><text:span text:style-name="T36"><text:tab/></text:span><text:a xlink:type="simple" xlink:href="https://uigradients.com/#WitchingHour" text:style-name="Internet_20_link" text:visited-style-name="Visited_20_Internet_20_Link"><text:span text:style-name="T35">Gradient</text:span></text:a></text:p>
      <text:p text:style-name="P14"/>
      <text:p text:style-name="P14"/>
      <text:p text:style-name="P14"/>
      <text:p text:style-name="P31"><text:soft-page-break/><text:span text:style-name="texte_20_info">background</text:span><text:span text:style-name="T116"> : </text:span><text:a xlink:type="simple" xlink:href="https://developer.mozilla.org/en-US/docs/Web/CSS/background" text:style-name="Internet_20_link" text:visited-style-name="Visited_20_Internet_20_Link"><text:span text:style-name="T38">DOC </text:span></text:a></text:p>
      <text:p text:style-name="P16"><text:tab/><text:span text:style-name="T73">background-color</text:span><text:span text:style-name="T1"> : </text:span></text:p>
      <text:p text:style-name="P5"><text:span text:style-name="T134"><text:tab/></text:span><text:span text:style-name="T54">background-image :</text:span></text:p>
      <text:p text:style-name="P25"><text:span text:style-name="T113"><text:tab/></text:span><text:span text:style-name="T66">backg</text:span><text:span text:style-name="property">rou</text:span><text:span text:style-name="T66">nd-position : </text:span><text:span text:style-name="T96">top</text:span><text:span text:style-name="T93"> ; </text:span><text:span text:style-name="texte_20_info">or</text:span><text:span text:style-name="T93"> </text:span><text:span text:style-name="T96">bottom</text:span><text:span text:style-name="T93"> ; </text:span><text:span text:style-name="texte_20_info">or</text:span><text:span text:style-name="T93"> </text:span><text:span text:style-name="T96">x % y %</text:span><text:span text:style-name="T95"> </text:span><text:span text:style-name="texte_20_info">(x y coord)</text:span><text:span text:style-name="T93"> ; </text:span><text:span text:style-name="texte_20_info">or</text:span><text:span text:style-name="T93"> </text:span><text:span text:style-name="T95">...</text:span><text:span text:style-name="T93"> ;</text:span></text:p>
      <text:p text:style-name="P23"><text:span text:style-name="T66"><text:tab/>background-</text:span><text:span text:style-name="T68">size </text:span><text:span text:style-name="T66">: </text:span><text:span text:style-name="T96">cover</text:span><text:span text:style-name="T93"> </text:span><text:span text:style-name="T34">(l’image recouvre la largeur)</text:span><text:span text:style-name="T116"> </text:span><text:span text:style-name="T93">; </text:span><text:span text:style-name="texte_20_info">or</text:span><text:span text:style-name="T93"> </text:span><text:span text:style-name="T96">XX %</text:span><text:span text:style-name="T93"> ;</text:span><text:span text:style-name="T116"> </text:span><text:span text:style-name="texte_20_info">or</text:span><text:span text:style-name="T93"> </text:span><text:span text:style-name="T96">2</text:span><text:span text:style-name="values">00p</text:span><text:span text:style-name="T96">x 100px</text:span><text:span text:style-name="T93"> ;</text:span></text:p>
      <text:p text:style-name="P15"><text:tab/><text:span text:style-name="T73">background-</text:span><text:span text:style-name="T74">attachement </text:span><text:span text:style-name="T73">: </text:span><text:span text:style-name="T105">fixed</text:span><text:span text:style-name="T104"> ; </text:span><text:span text:style-name="texte_20_info">or</text:span><text:span text:style-name="T104"> </text:span><text:span text:style-name="T105">scrol</text:span><text:span text:style-name="T103">l</text:span><text:span text:style-name="T104"> ; </text:span><text:span text:style-name="texte_20_info">or</text:span><text:span text:style-name="T104"> </text:span><text:span text:style-name="T103">...</text:span><text:span text:style-name="T104"> ;</text:span></text:p>
      <text:p text:style-name="P32"><text:span text:style-name="T93"><text:tab/></text:span><text:span text:style-name="T64">background</text:span><text:span text:style-name="T33">: </text:span><text:span text:style-name="T151">linear-gradient</text:span><text:span text:style-name="T33">(</text:span><text:span text:style-name="T154">90deg</text:span><text:span text:style-name="T33">, </text:span><text:span text:style-name="T93">#8360c3</text:span><text:span text:style-name="T33">, </text:span><text:span text:style-name="T93">#2ebf91</text:span><text:span text:style-name="T33">) ;<text:tab/><text:tab/></text:span><text:span text:style-name="T34">faire un </text:span><text:span text:style-name="texte_20_info">gradient</text:span></text:p>
      <text:p text:style-name="texte_20_info"><text:span text:style-name="T113"><text:tab/></text:span><text:span text:style-name="T66">background :</text:span><text:span text:style-name="T67">url(</text:span><text:span text:style-name="T96">"</text:span><text:span text:style-name="T97">link</text:span><text:span text:style-name="T96">" </text:span><text:span text:style-name="T67">) cover center ; <text:s/><text:tab/><text:tab/><text:tab/><text:tab/></text:span><text:span text:style-name="T34">super-property</text:span></text:p>
      <text:p text:style-name="P1"><text:tab/></text:p>
      <text:p text:style-name="P33"><text:span text:style-name="texte_20_info"><text:span text:style-name="T163">Border</text:span></text:span></text:p>
      <text:p text:style-name="P33"><text:span text:style-name="texte_20_info"><text:tab/></text:span><text:span text:style-name="texte_20_info"><text:span text:style-name="T66">b</text:span></text:span><text:span text:style-name="texte_20_info"><text:span text:style-name="T69">order-width</text:span></text:span><text:span text:style-name="texte_20_info"><text:span text:style-name="T66">, <text:s/>b</text:span></text:span><text:span text:style-name="texte_20_info"><text:span text:style-name="T69">order-color</text:span></text:span><text:span text:style-name="texte_20_info"><text:span text:style-name="T66">, border-style,…</text:span></text:span></text:p>
      <text:p text:style-name="P34"><text:span text:style-name="texte_20_info"><text:tab/></text:span><text:span text:style-name="property">border :</text:span><text:span text:style-name="texte_20_info"> </text:span><text:span text:style-name="values">Xpx #color style ;<text:tab/></text:span><text:span text:style-name="values"><text:span text:style-name="T163">ex : </text:span></text:span><text:span text:style-name="property">border</text:span><text:span text:style-name="texte_20_info"> : </text:span><text:span text:style-name="values">3px #EB5353 dotted ;</text:span></text:p>
      <text:p text:style-name="P34"><text:span text:style-name="values"><text:tab/><text:tab/><text:tab/><text:tab/><text:tab/></text:span><text:span text:style-name="values"><text:span text:style-name="T163">style = solid, double, dotted, dashed,...</text:span></text:span></text:p>
      <text:p text:style-name="P17"><text:span text:style-name="texte_20_info"><text:span text:style-name="T123"/></text:span></text:p>
      <text:p text:style-name="P8"><text:tab/> <text:span text:style-name="texte_20_info"><text:span text:style-name="T66">b</text:span></text:span><text:span text:style-name="texte_20_info"><text:span text:style-name="T69">order-radius :</text:span></text:span><text:span text:style-name="values"> 10 px 20px 0px 90 px ;<text:tab/><text:tab/></text:span><text:span text:style-name="values"><text:span text:style-name="T165">each angle / 1 value = every angles</text:span></text:span></text:p>
      <text:p text:style-name="P33"><text:span text:style-name="values"><text:tab/><text:tab/></text:span><text:span text:style-name="texte_20_info">site </text:span><text:span text:style-name="values"><text:span text:style-name="T164">: </text:span></text:span><text:a xlink:type="simple" xlink:href="https://9elements.github.io/fancy-border-radius/" text:style-name="Internet_20_link" text:visited-style-name="Visited_20_Internet_20_Link"><text:span text:style-name="link"><text:span text:style-name="T39">Fancy Border Radius</text:span></text:span></text:a></text:p>
      <text:p text:style-name="P1"/>
      <text:p text:style-name="P35"><text:span text:style-name="texte_20_info"><text:span text:style-name="T164">Shadow</text:span></text:span></text:p>
      <text:p text:style-name="P35"><text:span text:style-name="texte_20_info"><text:tab/></text:span><text:span text:style-name="texte_20_info"><text:span text:style-name="T66">b</text:span></text:span><text:span text:style-name="texte_20_info"><text:span text:style-name="T69">o</text:span></text:span><text:span text:style-name="texte_20_info"><text:span text:style-name="T70">x-shadow</text:span></text:span><text:span text:style-name="values"> </text:span><text:span text:style-name="values"><text:span text:style-name="T164">Xpx Ypx GRDpx #</text:span></text:span><text:span text:style-name="values">color ;</text:span></text:p>
      <text:p text:style-name="P35"><text:span text:style-name="values"><text:tab/></text:span><text:span text:style-name="property">text-shadow</text:span><text:span text:style-name="values"> </text:span><text:span text:style-name="values"><text:span text:style-name="T164">Xpx Ypx GRDpx #</text:span></text:span><text:span text:style-name="values">color ;</text:span></text:p>
      <text:p text:style-name="P35"><text:span text:style-name="values"/></text:p>
      <text:p text:style-name="P36"><text:span text:style-name="texte_20_info"><text:span text:style-name="T167">Pseudo-classes</text:span></text:span><text:span text:style-name="texte_20_info"><text:span text:style-name="T166"><text:tab/>Change properties when specific actions :</text:span></text:span></text:p>
      <text:p text:style-name="P36"><text:span text:style-name="texte_20_info"><text:tab/>:</text:span><text:span text:style-name="texte_20_info"><text:span text:style-name="T173">h</text:span></text:span><text:span text:style-name="texte_20_info"><text:span text:style-name="T166">over <text:s/><text:tab/></text:span></text:span><text:span text:style-name="texte_20_info"><text:span text:style-name="T11">.</text:span></text:span><text:span text:style-name="texte_20_info"><text:span text:style-name="T13">myclas</text:span></text:span><text:span text:style-name="texte_20_info"><text:span text:style-name="T20">s:hover</text:span></text:span><text:span text:style-name="texte_20_info"><text:span text:style-name="T166"> </text:span></text:span><text:span text:style-name="texte_20_info"><text:span text:style-name="T24">{</text:span></text:span><text:span text:style-name="property">background-color</text:span><text:span text:style-name="texte_20_info">: </text:span><text:span text:style-name="values">#BEAEE2</text:span><text:span text:style-name="texte_20_info">; </text:span><text:span text:style-name="property">color</text:span><text:span text:style-name="texte_20_info">: </text:span><text:span text:style-name="values">white</text:span><text:span text:style-name="texte_20_info">;}</text:span></text:p>
      <text:p text:style-name="P37"><text:span text:style-name="texte_20_info"><text:tab/>:</text:span><text:span text:style-name="texte_20_info"><text:span text:style-name="T167">active<text:tab/><text:tab/>on click</text:span></text:span></text:p>
      <text:p text:style-name="P37"><text:span text:style-name="texte_20_info"><text:span text:style-name="T167"><text:tab/>:focus<text:tab/><text:tab/>selected</text:span></text:span></text:p>
      <text:p text:style-name="P65"><text:span text:style-name="texte_20_info"><text:span text:style-name="T167"><text:tab/>:visited<text:tab/><text:tab/>visited link</text:span></text:span></text:p>
      <text:p text:style-name="P65"><text:span text:style-name="texte_20_info"><text:span text:style-name="T167"><text:tab/>:</text:span></text:span><text:span text:style-name="texte_20_info"><text:span text:style-name="T174">required</text:span></text:span></text:p>
      <text:p text:style-name="P65"><text:span text:style-name="texte_20_info"><text:tab/>:</text:span><text:span text:style-name="texte_20_info"><text:span text:style-name="T174">invalid</text:span></text:span></text:p>
      <text:p text:style-name="P65"><text:span text:style-name="texte_20_info"><text:tab/>:</text:span><text:span text:style-name="texte_20_info"><text:span text:style-name="T174">focus</text:span></text:span><text:span text:style-name="texte_20_info"><text:span text:style-name="T167"><text:tab/><text:tab/></text:span></text:span></text:p>
      <text:p text:style-name="P37"><text:span text:style-name="texte_20_info"><text:tab/><text:tab/><text:tab/><text:tab/></text:span><text:span text:style-name="texte_20_info"><text:span text:style-name="T167">More info : </text:span></text:span><text:a xlink:type="simple" xlink:href="https://caniuse.com/" text:style-name="Internet_20_link" text:visited-style-name="Visited_20_Internet_20_Link"><text:span text:style-name="link"><text:span text:style-name="T39">Can I Use</text:span></text:span></text:a></text:p>
      <text:p text:style-name="P37"><text:span text:style-name="link"><text:span text:style-name="T40"/></text:span></text:p>
      <text:p text:style-name="P39"><text:span text:style-name="texte_20_info"><text:span text:style-name="T140">Structure </text:span></text:span><text:span text:style-name="texte_20_info"><text:span text:style-name="T142">(in body)</text:span></text:span></text:p>
      <text:p text:style-name="P39"><text:span text:style-name="texte_20_info"><text:span text:style-name="T140"/></text:span></text:p>
      <text:p text:style-name="P40"><text:span text:style-name="texte_20_info"><text:span text:style-name="T142"><text:tab/>Header <text:tab/><text:tab/>logo</text:span></text:span></text:p>
      <text:p text:style-name="P48"><text:span text:style-name="texte_20_info"><text:span text:style-name="T142"><text:tab/>footer<text:tab/><text:tab/>liens de contact, mentions légales, politique de confidentialité</text:span></text:span></text:p>
      <text:p text:style-name="P40"><text:span text:style-name="texte_20_info"><text:span text:style-name="T142"><text:tab/>nav<text:tab/><text:tab/><text:tab/>menu principal du site</text:span></text:span></text:p>
      <text:p text:style-name="P49"><text:span text:style-name="texte_20_info"><text:span text:style-name="T142"><text:tab/>main<text:tab/><text:tab/>inclus la majeure partie du body</text:span></text:span></text:p>
      <text:p text:style-name="P39"><text:span text:style-name="texte_20_info"><text:span text:style-name="T142"><text:tab/> section<text:tab/>used to structure the main</text:span></text:span></text:p>
      <text:p text:style-name="P40"><text:span text:style-name="texte_20_info"><text:span text:style-name="T142"><text:tab/>aside<text:tab/><text:tab/>additionnal </text:span></text:span></text:p>
      <text:p text:style-name="P40"><text:span text:style-name="texte_20_info"><text:span text:style-name="T142"><text:tab/>article<text:tab/><text:tab/>independant article</text:span></text:span></text:p>
      <text:p text:style-name="P40"><text:span text:style-name="texte_20_info"><text:span text:style-name="T142"/></text:span></text:p>
      <text:p text:style-name="P41"><text:span text:style-name="texte_20_info"><text:span text:style-name="T143">Block and inline tags</text:span></text:span></text:p>
      <text:p text:style-name="P41"><text:span text:style-name="texte_20_info"><text:span text:style-name="T143"><text:tab/>block : break point <text:tab/><text:tab/></text:span></text:span><text:span text:style-name="Html_20_property"><text:span text:style-name="T140">&lt;h1&gt;, &lt;p&gt;,...</text:span></text:span></text:p>
      <text:p text:style-name="P41"><text:span text:style-name="texte_20_info"><text:span text:style-name="T143"><text:tab/>inline : inside block tags<text:tab/><text:tab/></text:span></text:span><text:span text:style-name="Html_20_property"><text:span text:style-name="T140">&lt;a&gt;, &lt;em&gt;, &lt;span&gt;,…</text:span></text:span></text:p>
      <text:p text:style-name="P41"><text:span text:style-name="texte_20_info"><text:span text:style-name="T143"><text:tab/></text:span></text:span></text:p>
      <text:p text:style-name="P41"><text:span text:style-name="texte_20_info"><text:span text:style-name="T143"><text:tab/>block tags has a dimension : width, height, margin, padding</text:span></text:span></text:p>
      <text:p text:style-name="P41"><text:span text:style-name="texte_20_info"><text:span text:style-name="T143"/></text:span></text:p>
      <text:p text:style-name="P41"><text:span text:style-name="texte_20_info"><text:span text:style-name="T143"><text:tab/>margin : margin between page and block</text:span></text:span></text:p>
      <text:p text:style-name="P41"><text:span text:style-name="texte_20_info"><text:span text:style-name="T143"><text:tab/>padding : margin in the block</text:span></text:span></text:p>
      <text:p text:style-name="P41"><text:span text:style-name="texte_20_info"><text:span text:style-name="T143"><text:tab/></text:span></text:span></text:p>
      <text:p text:style-name="P41"><text:span text:style-name="texte_20_info"><text:span text:style-name="T143"><text:tab/>margin : auto ;<text:tab/><text:tab/><text:tab/>= center </text:span></text:span></text:p>
      <text:p text:style-name="P41"><text:span text:style-name="texte_20_info"><text:span text:style-name="T143"/></text:span></text:p>
      <text:p text:style-name="P42"><text:span text:style-name="texte_20_info"><text:span text:style-name="T143">Flexbox</text:span></text:span></text:p>
      <text:p text:style-name="P41"><text:span text:style-name="texte_20_info"><text:span text:style-name="T143"><text:tab/>hmtl : create a container and boxes</text:span></text:span></text:p>
      <text:p text:style-name="P41"><text:span text:style-name="texte_20_info"><text:span text:style-name="T3"><text:tab/></text:span></text:span><text:span text:style-name="texte_20_info"><text:span text:style-name="T2">&lt;</text:span></text:span><text:span text:style-name="texte_20_info"><text:span text:style-name="T7">div</text:span></text:span><text:span text:style-name="texte_20_info"><text:span text:style-name="T41"> </text:span></text:span><text:span text:style-name="texte_20_info"><text:span text:style-name="T72">class</text:span></text:span><text:span text:style-name="texte_20_info"><text:span text:style-name="T41">=</text:span></text:span><text:span text:style-name="texte_20_info"><text:span text:style-name="T101">"</text:span></text:span><text:span text:style-name="texte_20_info"><text:span text:style-name="T102">container</text:span></text:span><text:span text:style-name="texte_20_info"><text:span text:style-name="T101">"</text:span></text:span><text:span text:style-name="texte_20_info"><text:span text:style-name="T2">&gt;</text:span></text:span></text:p>
      <text:p text:style-name="P41"><text:span text:style-name="texte_20_info"><text:span text:style-name="T2"><text:tab/><text:tab/>&lt;</text:span></text:span><text:span text:style-name="texte_20_info"><text:span text:style-name="T7">div</text:span></text:span><text:span text:style-name="texte_20_info"><text:span text:style-name="T41"> </text:span></text:span><text:span text:style-name="texte_20_info"><text:span text:style-name="T72">class</text:span></text:span><text:span text:style-name="texte_20_info"><text:span text:style-name="T41">=</text:span></text:span><text:span text:style-name="texte_20_info"><text:span text:style-name="T101">"</text:span></text:span><text:span text:style-name="texte_20_info"><text:span text:style-name="T102">Box 1</text:span></text:span><text:span text:style-name="texte_20_info"><text:span text:style-name="T101">"</text:span></text:span><text:span text:style-name="texte_20_info"><text:span text:style-name="T2">&gt;</text:span></text:span></text:p>
      <text:p text:style-name="P41"><text:span text:style-name="texte_20_info"><text:span text:style-name="T2"><text:tab/><text:tab/>&lt;</text:span></text:span><text:span text:style-name="texte_20_info"><text:span text:style-name="T7">div</text:span></text:span><text:span text:style-name="texte_20_info"><text:span text:style-name="T41"> </text:span></text:span><text:span text:style-name="texte_20_info"><text:span text:style-name="T72">class</text:span></text:span><text:span text:style-name="texte_20_info"><text:span text:style-name="T41">=</text:span></text:span><text:span text:style-name="texte_20_info"><text:span text:style-name="T101">"</text:span></text:span><text:span text:style-name="texte_20_info"><text:span text:style-name="T102">Box 2</text:span></text:span><text:span text:style-name="texte_20_info"><text:span text:style-name="T101">"</text:span></text:span><text:span text:style-name="texte_20_info"><text:span text:style-name="T2">&gt;</text:span></text:span></text:p>
      <text:p text:style-name="P41"><text:span text:style-name="texte_20_info"><text:span text:style-name="T2"/></text:span></text:p>
      <text:p text:style-name="P41"><text:span text:style-name="texte_20_info"><text:span text:style-name="T140"><text:tab/>CSS </text:span></text:span></text:p>
      <text:p text:style-name="P41"><text:span text:style-name="select"><text:span text:style-name="T172"><text:tab/>.container{<text:tab/></text:span></text:span><text:span text:style-name="property"><text:span text:style-name="T140">display : flex</text:span></text:span><text:span text:style-name="select"><text:span text:style-name="T172"><text:tab/><text:tab/></text:span></text:span><text:span text:style-name="texte_20_info"><text:span text:style-name="T140">allows to use flex and put boxes in row (default)</text:span></text:span></text:p>
      <text:p text:style-name="P41"><text:span text:style-name="texte_20_info"><text:span text:style-name="T2"><text:tab/><text:tab/><text:tab/></text:span></text:span><text:span text:style-name="property"><text:span text:style-name="T140">flex-direction : </text:span></text:span><text:span text:style-name="property"><text:span text:style-name="T143">column, row-reverse,… ;</text:span></text:span></text:p>
      <text:p text:style-name="P41"><text:span text:style-name="property"><text:span text:style-name="T3"><text:tab/><text:tab/><text:tab/><text:tab/></text:span></text:span><text:span text:style-name="texte_20_info"><text:span text:style-name="T140">puts boxes in column, in row reverse,… </text:span></text:span><text:span text:style-name="texte_20_info"><text:span text:style-name="T146">(= 1st axis)</text:span></text:span></text:p>
      <text:p text:style-name="P41"><text:span text:style-name="texte_20_info"><text:span text:style-name="T140"><text:tab/><text:tab/><text:tab/> </text:span></text:span><text:span text:style-name="property"><text:span text:style-name="T140">flex-</text:span></text:span><text:span text:style-name="property"><text:span text:style-name="T143">wrap </text:span></text:span><text:span text:style-name="property"><text:span text:style-name="T140">: </text:span></text:span><text:span text:style-name="property"><text:span text:style-name="T143">nowrap, wrap, wrap-reverse,…</text:span></text:span></text:p>
      <text:p text:style-name="P41"><text:span text:style-name="property"><text:span text:style-name="T143"><text:tab/><text:tab/><text:tab/><text:tab/></text:span></text:span><text:span text:style-name="texte_20_info"><text:span text:style-name="T140">wrap : puts boxes in several rows if not enough space</text:span></text:span></text:p>
      <text:p text:style-name="P44"><text:span text:style-name="texte_20_info"><text:span text:style-name="T140"><text:tab/><text:tab/><text:tab/></text:span></text:span><text:span text:style-name="property"><text:span text:style-name="T144">justify-content</text:span></text:span><text:span text:style-name="texte_20_info"><text:span text:style-name="T140"><text:tab/> </text:span></text:span><text:span text:style-name="property"><text:span text:style-name="T140">:<text:tab/><text:tab/><text:tab/><text:tab/></text:span></text:span><text:span text:style-name="texte_20_info"><text:span text:style-name="T140">alignement on the </text:span></text:span><text:span text:style-name="texte_20_info"><text:span text:style-name="T147">1</text:span></text:span><text:span text:style-name="texte_20_info"><text:span text:style-name="T140">nd axis</text:span></text:span></text:p>
      <text:p text:style-name="P43"><text:span text:style-name="texte_20_info"><text:span text:style-name="T140"><text:tab/><text:tab/><text:tab/></text:span></text:span><text:span text:style-name="property"><text:span text:style-name="T144">justify-content</text:span></text:span><text:span text:style-name="texte_20_info"><text:span text:style-name="T140"><text:tab/> </text:span></text:span><text:span text:style-name="property"><text:span text:style-name="T140">: flex-start ;<text:tab/><text:tab/><text:tab/></text:span></text:span><text:span text:style-name="texte_20_info"><text:span text:style-name="T140">align to the start </text:span></text:span></text:p>
      <text:p text:style-name="P44"><text:span text:style-name="property"><text:span text:style-name="T140"><text:tab/><text:tab/><text:tab/></text:span></text:span><text:span text:style-name="property"><text:span text:style-name="T144">justify-content</text:span></text:span><text:span text:style-name="texte_20_info"><text:span text:style-name="T140"><text:tab/> </text:span></text:span><text:span text:style-name="property"><text:span text:style-name="T140">: </text:span></text:span><text:span text:style-name="property"><text:span text:style-name="T145">center</text:span></text:span><text:span text:style-name="property"><text:span text:style-name="T140"> ;<text:tab/><text:tab/><text:tab/></text:span></text:span><text:span text:style-name="texte_20_info"><text:span text:style-name="T145">center </text:span></text:span></text:p>
      <text:p text:style-name="P43"><text:span text:style-name="property"><text:span text:style-name="T144"><text:tab/><text:tab/><text:tab/>justify-content</text:span></text:span><text:span text:style-name="texte_20_info"><text:span text:style-name="T140"><text:tab/> </text:span></text:span><text:span text:style-name="property"><text:span text:style-name="T140">: space-between ;<text:tab/><text:tab/></text:span></text:span><text:span text:style-name="texte_20_info"><text:span text:style-name="T145">box distributed (start = 0)</text:span></text:span></text:p>
      <text:p text:style-name="P43"><text:span text:style-name="property"><text:span text:style-name="T144"><text:tab/><text:tab/><text:tab/>justify-content</text:span></text:span><text:span text:style-name="texte_20_info"><text:span text:style-name="T140"><text:tab/> </text:span></text:span><text:span text:style-name="property"><text:span text:style-name="T140">: space-around ;<text:tab/><text:tab/></text:span></text:span><text:span text:style-name="texte_20_info"><text:span text:style-name="T145">box distributed (start = half a gap)</text:span></text:span></text:p>
      <text:p text:style-name="P43"><text:span text:style-name="property"><text:span text:style-name="T144"><text:tab/></text:span></text:span></text:p>
      <text:p text:style-name="P45"><text:span text:style-name="texte_20_info"><text:span text:style-name="T2"><text:tab/><text:tab/><text:tab/></text:span></text:span><text:span text:style-name="property"><text:span text:style-name="T147">align</text:span></text:span><text:span text:style-name="property"><text:span text:style-name="T144">-</text:span></text:span><text:span text:style-name="property"><text:span text:style-name="T147">items</text:span></text:span><text:span text:style-name="texte_20_info"><text:span text:style-name="T140"> </text:span></text:span><text:span text:style-name="property"><text:span text:style-name="T140">:<text:tab/><text:tab/><text:tab/><text:tab/></text:span></text:span><text:span text:style-name="texte_20_info"><text:span text:style-name="T140">alignement on the </text:span></text:span><text:span text:style-name="texte_20_info"><text:span text:style-name="T147">2</text:span></text:span><text:span text:style-name="texte_20_info"><text:span text:style-name="T140">nd axis</text:span></text:span></text:p>
      <text:p text:style-name="P45"><text:span text:style-name="texte_20_info"><text:span text:style-name="T140"><text:tab/><text:tab/><text:tab/></text:span></text:span><text:span text:style-name="property"><text:span text:style-name="T147">align</text:span></text:span><text:span text:style-name="property"><text:span text:style-name="T144">-</text:span></text:span><text:span text:style-name="property"><text:span text:style-name="T147">items</text:span></text:span><text:span text:style-name="texte_20_info"><text:span text:style-name="T140"> </text:span></text:span><text:span text:style-name="property"><text:span text:style-name="T140">: </text:span></text:span><text:span text:style-name="property"><text:span text:style-name="T147">stretch</text:span></text:span><text:span text:style-name="property"><text:span text:style-name="T140"><text:tab/><text:tab/><text:tab/></text:span></text:span><text:span text:style-name="texte_20_info"><text:span text:style-name="T140">(default) </text:span></text:span><text:span text:style-name="texte_20_info"><text:span text:style-name="T147">distributed in all the axis dimension</text:span></text:span></text:p>
      <text:p text:style-name="P45"><text:span text:style-name="texte_20_info"><text:span text:style-name="T147"><text:tab/><text:tab/><text:tab/></text:span></text:span><text:span text:style-name="property"><text:span text:style-name="T147">align</text:span></text:span><text:span text:style-name="property"><text:span text:style-name="T144">-</text:span></text:span><text:span text:style-name="property"><text:span text:style-name="T147">items</text:span></text:span><text:span text:style-name="texte_20_info"><text:span text:style-name="T140"> </text:span></text:span><text:span text:style-name="property"><text:span text:style-name="T140">: </text:span></text:span><text:span text:style-name="property"><text:span text:style-name="T147">center</text:span></text:span><text:span text:style-name="property"><text:span text:style-name="T140"><text:tab/><text:tab/><text:tab/></text:span></text:span><text:span text:style-name="texte_20_info"><text:span text:style-name="T147"> </text:span></text:span><text:span text:style-name="texte_20_info"><text:span text:style-name="T145">center</text:span></text:span></text:p>
      <text:p text:style-name="P45"><text:span text:style-name="texte_20_info"><text:span text:style-name="T147"><text:tab/><text:tab/><text:tab/></text:span></text:span><text:span text:style-name="property"><text:span text:style-name="T147">align</text:span></text:span><text:span text:style-name="property"><text:span text:style-name="T144">-</text:span></text:span><text:span text:style-name="property"><text:span text:style-name="T147">items</text:span></text:span><text:span text:style-name="texte_20_info"><text:span text:style-name="T140"> </text:span></text:span><text:span text:style-name="property"><text:span text:style-name="T140">: </text:span></text:span><text:span text:style-name="property"><text:span text:style-name="T147">baseline</text:span></text:span><text:span text:style-name="property"><text:span text:style-name="T140"><text:tab/><text:tab/><text:tab/></text:span></text:span><text:span text:style-name="texte_20_info"><text:span text:style-name="T147"> </text:span></text:span><text:span text:style-name="texte_20_info"><text:span text:style-name="T140">align to the start <text:s/></text:span></text:span><text:span text:style-name="texte_20_info"><text:span text:style-name="T147">(like flex-start for the 1st axis)</text:span></text:span></text:p>
      <text:p text:style-name="P45"><text:span text:style-name="texte_20_info"><text:span text:style-name="T147"/></text:span></text:p>
      <text:p text:style-name="P45"><text:span text:style-name="texte_20_info"><text:span text:style-name="T147"/></text:span></text:p>
      <text:p text:style-name="P46"><text:span text:style-name="texte_20_info"><text:span text:style-name="T148">Grid</text:span></text:span></text:p>
      <text:p text:style-name="P50"><text:span text:style-name="T10">.cont</text:span><text:span text:style-name="T22">ai</text:span><text:span text:style-name="T10">ner</text:span><text:span text:style-name="T23"> {</text:span></text:p>
      <text:p text:style-name="P50"><text:span text:style-name="T23">  <text:tab/></text:span><text:span text:style-name="T49">display</text:span><text:span text:style-name="T23">: </text:span><text:span text:style-name="T78">grid</text:span><text:span text:style-name="T23">;<text:tab/><text:tab/><text:tab/><text:tab/><text:tab/><text:tab/></text:span><text:span text:style-name="T43">create a grid (with html container class)</text:span></text:p>
      <text:p text:style-name="P51"><text:span text:style-name="T23">  <text:tab/></text:span><text:span text:style-name="T49">grid-template-columns</text:span><text:span text:style-name="T23">: </text:span><text:span text:style-name="T153">100px</text:span><text:span text:style-name="T23"> </text:span><text:span text:style-name="T160">3em</text:span><text:span text:style-name="T23"> </text:span><text:span text:style-name="T160">10 %</text:span><text:span text:style-name="T23">;<text:tab/></text:span><text:span text:style-name="T43">create 3 columns</text:span></text:p>
      <text:p text:style-name="P51"><text:span text:style-name="T23">  <text:tab/></text:span><text:span text:style-name="T49">grid-template-columns</text:span><text:span text:style-name="T23">: </text:span><text:span text:style-name="T153">1fr</text:span><text:span text:style-name="T23"> 2</text:span><text:span text:style-name="T153">fr</text:span><text:span text:style-name="T23"> </text:span><text:span text:style-name="T153">1fr</text:span><text:span text:style-name="T23">;<text:tab/><text:tab/><text:tab/></text:span><text:span text:style-name="T43">create 3 columns with adaptative size </text:span></text:p>
      <text:p text:style-name="P53"><text:span text:style-name="T43"><text:tab/></text:span><text:span text:style-name="T75">grid-template-columns</text:span><text:span text:style-name="T43">: </text:span><text:span text:style-name="T45">repeat(</text:span><text:span text:style-name="T159">3,</text:span><text:span text:style-name="T43"> </text:span><text:span text:style-name="T155">1fr</text:span><text:span text:style-name="T159">)</text:span><text:span text:style-name="T43">;<text:tab/><text:tab/></text:span><text:span text:style-name="T45">same as above with repeat function</text:span></text:p>
      <text:p text:style-name="P51"><text:span text:style-name="T23">  <text:tab/></text:span><text:span text:style-name="T49">grid-template-rows</text:span><text:span text:style-name="T23">: </text:span><text:span text:style-name="T153">100px</text:span><text:span text:style-name="T23"> </text:span><text:span text:style-name="T153">150px</text:span><text:span text:style-name="T23"> </text:span><text:span text:style-name="T153">200px</text:span><text:span text:style-name="T23">;<text:tab/><text:tab/></text:span><text:span text:style-name="T43">create 3 rows<text:tab/></text:span></text:p>
      <text:p text:style-name="P50"><text:span text:style-name="T23">  <text:tab/></text:span><text:span text:style-name="T49">gap</text:span><text:span text:style-name="T23">: </text:span><text:span text:style-name="T153">10px</text:span><text:span text:style-name="T23">;<text:tab/><text:tab/><text:tab/><text:tab/><text:tab/><text:tab/></text:span><text:span text:style-name="T43">create a gap between cells</text:span></text:p>
      <text:p text:style-name="P27"><text:tab/>}</text:p>
      <text:p text:style-name="P62"/>
      <text:p text:style-name="P50"><text:span text:style-name="T10">.box</text:span><text:span text:style-name="T23"> {<text:tab/><text:tab/><text:tab/><text:tab/><text:tab/><text:tab/><text:tab/></text:span><text:span text:style-name="T43">Define a the cell « box »</text:span></text:p>
      <text:p text:style-name="P50"><text:span text:style-name="T23">  <text:tab/></text:span><text:span text:style-name="T49">grid-column-start</text:span><text:span text:style-name="T23">: </text:span><text:span text:style-name="T153">1</text:span><text:span text:style-name="T23">;<text:tab/><text:tab/><text:tab/><text:tab/><text:tab/></text:span></text:p>
      <text:p text:style-name="P50"><text:span text:style-name="T23">  <text:tab/></text:span><text:span text:style-name="T49">grid-column-end</text:span><text:span text:style-name="T23">: </text:span><text:span text:style-name="T153">4</text:span><text:span text:style-name="T23">;</text:span></text:p>
      <text:p text:style-name="P52"><text:span text:style-name="T23"><text:tab/></text:span><text:span text:style-name="T49">grid-column-end</text:span><text:span text:style-name="T23">: <text:s/></text:span><text:span text:style-name="T44">span </text:span><text:span text:style-name="T153">4</text:span><text:span text:style-name="T23">;<text:tab/><text:tab/><text:tab/></text:span><text:span text:style-name="T44">largeur de 4 box</text:span></text:p>
      <text:p text:style-name="Standard"/>
      <text:p text:style-name="P50"><text:span text:style-name="T23">  <text:tab/></text:span><text:span text:style-name="T49">grid-column</text:span><text:span text:style-name="T23">: </text:span><text:span text:style-name="T155">1</text:span><text:span text:style-name="T23"> / </text:span><text:span text:style-name="T153">4</text:span><text:span text:style-name="T23">;<text:tab/><text:tab/><text:tab/><text:tab/></text:span><text:span text:style-name="T43">colums starts at 1 to 3 (4-1)</text:span></text:p>
      <text:p text:style-name="P51"><text:span text:style-name="T23"><text:tab/></text:span><text:span text:style-name="T49">grid-</text:span><text:span text:style-name="T75">row</text:span><text:span text:style-name="T23">: </text:span><text:span text:style-name="T155">2</text:span><text:span text:style-name="T23"> / </text:span><text:span text:style-name="T153">4</text:span><text:span text:style-name="T23">;</text:span></text:p>
      <text:p text:style-name="P63"><text:span text:style-name="T24"><text:tab/></text:span><text:span text:style-name="T50">grid-area</text:span><text:span text:style-name="T24"> : </text:span><text:span text:style-name="T156">1</text:span><text:span text:style-name="T27"> / </text:span><text:span text:style-name="T157">1</text:span><text:span text:style-name="T27"> / </text:span><text:span text:style-name="T158">3 </text:span><text:span text:style-name="T27">/ </text:span><text:span text:style-name="T158">3</text:span><text:span text:style-name="T27"> :<text:tab/><text:tab/><text:tab/>row-start / col-start / row-end / col-end</text:span></text:p>
      <text:p text:style-name="P27"><text:tab/>}</text:p>
      <text:p text:style-name="P46"><text:span text:style-name="texte_20_info"><text:span text:style-name="T148"/></text:span></text:p>
      <text:p text:style-name="P47"><text:span text:style-name="texte_20_info"><text:span text:style-name="T149">display</text:span></text:span></text:p>
      <text:p text:style-name="P46"><text:span text:style-name="texte_20_info"><text:span text:style-name="T21"><text:tab/>a</text:span></text:span><text:span text:style-name="texte_20_info"><text:span text:style-name="T42"> {</text:span></text:span></text:p>
      <text:p text:style-name="P50"><text:span text:style-name="T23">  <text:tab/></text:span><text:span text:style-name="T49">display</text:span><text:span text:style-name="T23">: </text:span><text:span text:style-name="T78">block</text:span><text:span text:style-name="T23">;               <text:tab/></text:span><text:span text:style-name="T122">/* transform an inline tag in block */</text:span></text:p>
      <text:p text:style-name="P50"><text:span text:style-name="T23">  <text:tab/></text:span><text:span text:style-name="T49">display</text:span><text:span text:style-name="T23">: </text:span><text:span text:style-name="T78">none</text:span><text:span text:style-name="T23">;                <text:tab/></text:span><text:span text:style-name="T122">/* hide an element */</text:span></text:p>
      <text:p text:style-name="P50"><text:span text:style-name="T23">  <text:tab/></text:span><text:span text:style-name="T49">display</text:span><text:span text:style-name="T23">: </text:span><text:span text:style-name="T78">inline-block</text:span><text:span text:style-name="T23">;        <text:tab/></text:span><text:span text:style-name="T122">/* transform an inline but keeps block dimension */</text:span></text:p>
      <text:p text:style-name="P27"><text:tab/>}</text:p>
      <text:p text:style-name="P62"/>
      <text:p text:style-name="texte_20_info"><text:soft-page-break/>position</text:p>
      <text:p text:style-name="P50"><text:span text:style-name="T10"/></text:p>
      <text:p text:style-name="P50"><text:span text:style-name="T10"><text:tab/>b</text:span><text:span text:style-name="T23"> {</text:span></text:p>
      <text:p text:style-name="P50"><text:span text:style-name="T23">  <text:tab/></text:span><text:span text:style-name="T49">position</text:span><text:span text:style-name="T23">:</text:span><text:span text:style-name="T78">relative</text:span><text:span text:style-name="T23">;          </text:span><text:span text:style-name="T122">/* move an element from its starting position */</text:span></text:p>
      <text:p text:style-name="P54"><text:span text:style-name="T23">  <text:tab/></text:span><text:span text:style-name="T49">top</text:span><text:span text:style-name="T23">:</text:span><text:span text:style-name="T153">6px</text:span><text:span text:style-name="T23">; </text:span></text:p>
      <text:p text:style-name="P54"><text:span text:style-name="T23">  <text:tab/></text:span><text:span text:style-name="T49">right</text:span><text:span text:style-name="T23">: </text:span><text:span text:style-name="T153">6px</text:span><text:span text:style-name="T23">;       </text:span></text:p>
      <text:p text:style-name="P50"><text:span text:style-name="T23">  <text:tab/></text:span><text:span text:style-name="T49">position</text:span><text:span text:style-name="T23">:</text:span><text:span text:style-name="T78">absolute</text:span><text:span text:style-name="T23">;        </text:span><text:span text:style-name="T122">/* move an element </text:span><text:span text:style-name="T127">from its parent </text:span><text:span text:style-name="T122">starting position */</text:span></text:p>
      <text:p text:style-name="P54"><text:span text:style-name="T23">  <text:tab/></text:span><text:span text:style-name="T49">left</text:span><text:span text:style-name="T23">:</text:span><text:span text:style-name="T153">6px</text:span><text:span text:style-name="T23">; </text:span></text:p>
      <text:p text:style-name="P54"><text:span text:style-name="T23">  <text:tab/></text:span><text:span text:style-name="T49">bottom</text:span><text:span text:style-name="T23">: </text:span><text:span text:style-name="T153">6px</text:span><text:span text:style-name="T23">;</text:span></text:p>
      <text:p text:style-name="P55"><text:span text:style-name="T23"><text:tab/></text:span><text:span text:style-name="property">z-index</text:span><text:span text:style-name="T46">: </text:span><text:span text:style-name="values">3</text:span><text:span text:style-name="T46"> ;<text:tab/><text:tab/></text:span><text:span text:style-name="T129">/* the greatest z-index is obove all other blocks */</text:span></text:p>
      <text:p text:style-name="P56"><text:tab/><text:span text:style-name="T49">position</text:span><text:span text:style-name="T23">:</text:span><text:span text:style-name="T106">unset</text:span><text:span text:style-name="T23">;            </text:span><text:span text:style-name="T122">/* </text:span><text:span text:style-name="T128">initiate its parent starting position</text:span><text:span text:style-name="T122"> */</text:span></text:p>
      <text:p text:style-name="P57"><text:tab/><text:span text:style-name="T49">position</text:span><text:span text:style-name="T23">:</text:span><text:span text:style-name="T107">fixed</text:span><text:span text:style-name="T23">;            </text:span><text:span text:style-name="T122">/* </text:span><text:span text:style-name="T130">the block stays on the same position</text:span><text:span text:style-name="T122"> */</text:span></text:p>
      <text:p text:style-name="P58"><text:span text:style-name="T49"><text:tab/>position</text:span><text:span text:style-name="T23">:</text:span><text:span text:style-name="T107">sticky</text:span><text:span text:style-name="T23">;           </text:span><text:span text:style-name="T122">/* </text:span><text:span text:style-name="T130">the block follows on slide</text:span><text:span text:style-name="T122"> */</text:span></text:p>
      <text:p text:style-name="P58"><text:span text:style-name="T122"/></text:p>
      <text:p text:style-name="P59"><text:span text:style-name="texte_20_info">table</text:span></text:p>
      <text:p text:style-name="P58"><text:span text:style-name="T122"><text:tab/></text:span><text:span text:style-name="T10">table</text:span><text:span text:style-name="T23"> {</text:span></text:p>
      <text:p text:style-name="P60"><text:span text:style-name="T23">  <text:tab/></text:span><text:span text:style-name="T49">border-collapse</text:span><text:span text:style-name="T23">: </text:span><text:span text:style-name="T78">collapse</text:span><text:span text:style-name="T23">;<text:tab/><text:tab/></text:span><text:span text:style-name="T122">/* </text:span><text:span text:style-name="T131">fusionne les borders</text:span><text:span text:style-name="T122"> */</text:span></text:p>
      <text:p text:style-name="P28"><text:tab/><text:span text:style-name="T76">caption-side</text:span>: <text:span text:style-name="T108">bottom</text:span>;<text:tab/><text:tab/><text:tab/><text:span text:style-name="T122">/* </text:span><text:span text:style-name="T132">change the title’s position</text:span><text:span text:style-name="T122"> */</text:span></text:p>
      <text:p text:style-name="P28"><text:span text:style-name="T122"><text:tab/></text:span><text:span text:style-name="T76">margin</text:span>: <text:span text:style-name="T108">auto</text:span>;<text:tab/><text:tab/><text:tab/><text:tab/><text:span text:style-name="T122">/* </text:span><text:span text:style-name="T132">center the table</text:span><text:span text:style-name="T122"> */</text:span></text:p>
      <text:p text:style-name="P28"><text:tab/>}</text:p>
      <text:p text:style-name="Standard"/>
      <text:p text:style-name="P60"><text:span text:style-name="T10"><text:tab/>td</text:span><text:span text:style-name="T23"> {<text:tab/><text:tab/><text:tab/><text:tab/><text:tab/></text:span></text:p>
      <text:p text:style-name="P61"><text:span text:style-name="T23">  <text:tab/></text:span><text:span text:style-name="T49">border</text:span><text:span text:style-name="T23">: </text:span><text:span text:style-name="T153">1px</text:span><text:span text:style-name="T23"> </text:span><text:span text:style-name="T78">solid</text:span><text:span text:style-name="T23"> </text:span><text:span text:style-name="T78">black</text:span><text:span text:style-name="T23">;<text:tab/><text:tab/></text:span><text:span text:style-name="T122">/* </text:span><text:span text:style-name="T131">Create borders </text:span><text:span text:style-name="T122">*/</text:span></text:p>
      <text:p text:style-name="P64"><text:span text:style-name="T24"><text:tab/> </text:span><text:span text:style-name="T57">padding : </text:span><text:span text:style-name="T156">15px</text:span><text:span text:style-name="T57"> ;<text:tab/><text:tab/><text:tab/></text:span><text:span text:style-name="T124">/* </text:span><text:span text:style-name="T125">Create </text:span><text:span text:style-name="T124">padding</text:span><text:span text:style-name="T125"> </text:span><text:span text:style-name="T124">*/</text:span></text:p>
      <text:p text:style-name="P27"><text:tab/>}</text:p>
      <text:p text:style-name="P58"><text:span text:style-name="T122"/></text:p>
      <text:p text:style-name="P66"><text:span text:style-name="texte_20_info">media-querries</text:span></text:p>
      <text:p text:style-name="P66"><text:span text:style-name="T126"/></text:p>
      <text:p text:style-name="P66"><text:span text:style-name="texte_20_info"><text:tab/>code </text:span><text:span text:style-name="texte_20_info"><text:span text:style-name="T9">&lt;head&gt; </text:span></text:span><text:span text:style-name="texte_20_info">html :</text:span></text:p>
      <text:p text:style-name="P66"><text:span text:style-name="T126"><text:tab/></text:span><text:span text:style-name="T4">&lt;</text:span><text:span text:style-name="T9">meta</text:span><text:span text:style-name="T28"> </text:span><text:span text:style-name="T58">name</text:span><text:span text:style-name="T28">=</text:span><text:span text:style-name="T87">"viewport"</text:span><text:span text:style-name="T28"> </text:span><text:span text:style-name="T58">content</text:span><text:span text:style-name="T28">=</text:span><text:span text:style-name="T87">"width=device-width, initial-scale=1.0"</text:span><text:span text:style-name="T4">&gt;</text:span></text:p>
      <text:p text:style-name="P66"><text:span text:style-name="T126"/></text:p>
      <text:p text:style-name="P66"><text:span text:style-name="T126"><text:tab/></text:span><text:span text:style-name="texte_20_info">CSS :</text:span></text:p>
      <text:p text:style-name="P57"><text:span text:style-name="T133"><text:tab/></text:span><text:span text:style-name="T177">@media</text:span><text:span text:style-name="T47"> </text:span><text:span text:style-name="T109">screen</text:span><text:span text:style-name="T47"> </text:span><text:span text:style-name="T182">and</text:span><text:span text:style-name="T47"> (</text:span><text:span text:style-name="T77">max-width</text:span><text:span text:style-name="T47">: </text:span><text:span text:style-name="T161">1200px</text:span><text:span text:style-name="T47">) {</text:span></text:p>
      <text:p text:style-name="P68"><text:span text:style-name="T28"><text:tab/></text:span><text:span text:style-name="T29">  <text:tab/></text:span><text:span text:style-name="T15">p</text:span><text:span text:style-name="T29"> {</text:span><text:span text:style-name="T50">overflow</text:span><text:span text:style-name="T24">: </text:span><text:span text:style-name="T79">auto</text:span><text:span text:style-name="T24">;}</text:span></text:p>
      <text:p text:style-name="P68"><text:span text:style-name="T29"><text:tab/><text:tab/></text:span><text:span text:style-name="T24">}</text:span></text:p>
      <text:p text:style-name="P66"><text:span text:style-name="T126"/></text:p>
      <text:p text:style-name="P67"><text:span text:style-name="T126"><text:tab/><text:tab/></text:span><text:span text:style-name="T176">@media</text:span><text:span text:style-name="T28"> </text:span><text:span text:style-name="T87">screen : </text:span><text:span text:style-name="texte_20_info">écran classique</text:span></text:p>
      <text:p text:style-name="P67"><text:span text:style-name="T88"><text:tab/><text:tab/></text:span><text:span text:style-name="T176">@media</text:span><text:span text:style-name="T28"> </text:span><text:span text:style-name="T88">all : </text:span><text:span text:style-name="texte_20_info">tout type de média</text:span></text:p>
      <text:p text:style-name="P67"><text:span text:style-name="T88"><text:tab/><text:tab/></text:span><text:span text:style-name="T176">@media</text:span><text:span text:style-name="T28"> </text:span><text:span text:style-name="T88">print : </text:span><text:span text:style-name="texte_20_info">imprimante</text:span></text:p>
      <text:p text:style-name="P67"><text:span text:style-name="texte_20_info"><text:tab/><text:tab/></text:span></text:p>
      <text:p text:style-name="P67"><text:span text:style-name="texte_20_info"><text:tab/><text:tab/> </text:span><text:span text:style-name="texte_20_info"><text:span text:style-name="T58">max-width, </text:span></text:span><text:span text:style-name="texte_20_info"><text:span text:style-name="T59">height, width, orientation<text:tab/></text:span></text:span><text:span text:style-name="texte_20_info">most used breakpoint</text:span></text:p>
      <text:p text:style-name="P67"><text:span text:style-name="texte_20_info"><text:tab/><text:tab/> </text:span><text:span text:style-name="texte_20_info"><text:span text:style-name="T180">and, </text:span></text:span><text:span text:style-name="texte_20_info"><text:span text:style-name="T181">only, not<text:tab/><text:tab/><text:tab/><text:tab/><text:tab/>autres combinaisons</text:span></text:span></text:p>
      <text:p text:style-name="P67"><text:span text:style-name="texte_20_info"><text:span text:style-name="T181"/></text:span></text:p>
      <text:p text:style-name="P67"><text:span text:style-name="texte_20_info"><text:span text:style-name="T181"><text:tab/><text:tab/></text:span></text:span></text:p>
      <text:p text:style-name="P68"><text:span text:style-name="texte_20_info"><text:span text:style-name="T181"><text:tab/><text:tab/></text:span></text:span><text:span text:style-name="texte_20_info"><text:span text:style-name="T15">p</text:span></text:span><text:span text:style-name="texte_20_info"><text:span text:style-name="T29"> {</text:span></text:span><text:span text:style-name="texte_20_info"><text:span text:style-name="T59">overflow</text:span></text:span><text:span text:style-name="texte_20_info"><text:span text:style-name="T30">:<text:tab/><text:tab/><text:tab/><text:tab/><text:tab/></text:span></text:span><text:span text:style-name="texte_20_info"><text:span text:style-name="T29">règle quand le texte dépasse son box :</text:span></text:span></text:p>
      <text:p text:style-name="P68"><text:span text:style-name="texte_20_info"><text:span text:style-name="T29"><text:tab/><text:tab/><text:tab/></text:span></text:span><text:span text:style-name="values">visible<text:tab/><text:tab/><text:tab/><text:tab/><text:tab/></text:span><text:span text:style-name="texte_20_info"><text:span text:style-name="T29">texte sort du box (défaut)</text:span></text:span></text:p>
      <text:p text:style-name="P68"><text:span text:style-name="values"><text:tab/><text:tab/><text:tab/></text:span><text:span text:style-name="values"><text:span text:style-name="T183">hidden<text:tab/><text:tab/><text:tab/><text:tab/><text:tab/></text:span></text:span><text:span text:style-name="texte_20_info">caché = invisible</text:span></text:p>
      <text:p text:style-name="P68"><text:span text:style-name="values"><text:tab/><text:tab/><text:tab/></text:span><text:span text:style-name="values"><text:span text:style-name="T183">scroll</text:span></text:span><text:span text:style-name="values"><text:tab/><text:tab/><text:tab/><text:tab/><text:tab/></text:span><text:span text:style-name="texte_20_info">barre de défilement</text:span></text:p>
      <text:p text:style-name="P70"><text:span text:style-name="values"><text:tab/><text:tab/><text:tab/></text:span><text:span text:style-name="values"><text:span text:style-name="T183">auto<text:tab/><text:tab/><text:tab/><text:tab/><text:tab/></text:span></text:span><text:span text:style-name="texte_20_info">le navigateur décide (conseillé)</text:span></text:p>
      <text:p text:style-name="P70"><text:span text:style-name="texte_20_info"/></text:p>
      <text:p text:style-name="P70"><text:span text:style-name="texte_20_info"/></text:p>
      <text:p text:style-name="P70"><text:span text:style-name="texte_20_info"/></text:p>
      <text:p text:style-name="P70"><text:soft-page-break/><text:span text:style-name="texte_20_info"><text:span text:style-name="T184">Iteration method</text:span></text:span></text:p>
      <text:p text:style-name="P70"><text:span text:style-name="texte_20_info"/></text:p>
      <text:p text:style-name="P70"><text:span text:style-name="texte_20_info"><text:span text:style-name="T184">array.forEach(function) method</text:span></text:span></text:p>
      <text:p text:style-name="P70"><text:span text:style-name="texte_20_info"><text:tab/></text:span><text:span text:style-name="texte_20_info"><text:span text:style-name="T50">array</text:span></text:span><text:span text:style-name="texte_20_info"><text:span text:style-name="T24">.</text:span></text:span><text:span text:style-name="texte_20_info"><text:span text:style-name="T152">forEach</text:span></text:span><text:span text:style-name="texte_20_info"><text:span text:style-name="T24">(</text:span></text:span><text:span text:style-name="texte_20_info"><text:span text:style-name="T50">element</text:span></text:span><text:span text:style-name="texte_20_info"><text:span text:style-name="T8">=&gt;</text:span></text:span></text:p>
      <text:p text:style-name="P50"><text:span text:style-name="T23">    <text:tab/><text:tab/></text:span><text:span text:style-name="T49">console</text:span><text:span text:style-name="T23">.</text:span><text:span text:style-name="T150">log</text:span><text:span text:style-name="T23">(</text:span><text:span text:style-name="T78">`text </text:span><text:span text:style-name="T5">${</text:span><text:span text:style-name="T49">element</text:span><text:span text:style-name="T5">}</text:span><text:span text:style-name="T78">`</text:span><text:span text:style-name="T23">));</text:span></text:p>
      <text:p text:style-name="P50"><text:span text:style-name="T23"/></text:p>
      <text:p text:style-name="P70"><text:span text:style-name="texte_20_info"><text:span text:style-name="T184">.map(function) method <text:tab/><text:tab/><text:tab/><text:tab/>Returns an array</text:span></text:span></text:p>
      <text:p text:style-name="P72"><text:span text:style-name="texte_20_info"><text:tab/></text:span><text:span text:style-name="texte_20_info"><text:span text:style-name="T8">const</text:span></text:span><text:span text:style-name="texte_20_info"><text:span text:style-name="T24"> </text:span></text:span><text:span text:style-name="texte_20_info"><text:span text:style-name="T186">newFunction</text:span></text:span><text:span text:style-name="texte_20_info"><text:span text:style-name="T24"> </text:span></text:span><text:span text:style-name="texte_20_info"><text:span text:style-name="T179">=</text:span></text:span><text:span text:style-name="texte_20_info"><text:span text:style-name="T24"> </text:span></text:span><text:span text:style-name="texte_20_info"><text:span text:style-name="T61">array</text:span></text:span><text:span text:style-name="texte_20_info"><text:span text:style-name="T24">.</text:span></text:span><text:span text:style-name="texte_20_info"><text:span text:style-name="T152">map</text:span></text:span><text:span text:style-name="texte_20_info"><text:span text:style-name="T24">(</text:span></text:span><text:span text:style-name="texte_20_info"><text:span text:style-name="T50">ele</text:span></text:span><text:span text:style-name="texte_20_info"><text:span text:style-name="T24"> </text:span></text:span><text:span text:style-name="texte_20_info"><text:span text:style-name="T8">=&gt;</text:span></text:span><text:span text:style-name="texte_20_info"><text:span text:style-name="T24"> {</text:span></text:span></text:p>
      <text:p text:style-name="P50"><text:span text:style-name="T23">    <text:tab/><text:tab/></text:span><text:span text:style-name="T175">return</text:span><text:span text:style-name="T23"> </text:span><text:span text:style-name="T49">ele</text:span><text:span text:style-name="T23">[</text:span><text:span text:style-name="T153">0</text:span><text:span text:style-name="T23">]})</text:span></text:p>
      <text:p text:style-name="P27"/>
      <text:p text:style-name="P70"><text:span text:style-name="texte_20_info">.</text:span><text:span text:style-name="texte_20_info"><text:span text:style-name="T184">filter() method<text:tab/><text:tab/><text:tab/><text:tab/><text:tab/>Returns an array</text:span></text:span></text:p>
      <text:p text:style-name="P70"><text:span text:style-name="texte_20_info"><text:tab/></text:span><text:span text:style-name="texte_20_info"><text:span text:style-name="T8">const</text:span></text:span><text:span text:style-name="texte_20_info"><text:span text:style-name="T24"> </text:span></text:span><text:span text:style-name="texte_20_info"><text:span text:style-name="T185">newFunction</text:span></text:span><text:span text:style-name="texte_20_info"><text:span text:style-name="T24"> </text:span></text:span><text:span text:style-name="texte_20_info"><text:span text:style-name="T179">=</text:span></text:span><text:span text:style-name="texte_20_info"><text:span text:style-name="T24"> </text:span></text:span><text:span text:style-name="texte_20_info"><text:span text:style-name="T50">array</text:span></text:span><text:span text:style-name="texte_20_info"><text:span text:style-name="T24">.</text:span></text:span><text:span text:style-name="texte_20_info"><text:span text:style-name="T152">filter</text:span></text:span><text:span text:style-name="texte_20_info"><text:span text:style-name="T24">(</text:span></text:span><text:span text:style-name="texte_20_info"><text:span text:style-name="T50">num</text:span></text:span><text:span text:style-name="texte_20_info"><text:span text:style-name="T24"> </text:span></text:span><text:span text:style-name="texte_20_info"><text:span text:style-name="T8">=&gt;</text:span></text:span><text:span text:style-name="texte_20_info"><text:span text:style-name="T24">{</text:span></text:span></text:p>
      <text:p text:style-name="P50"><text:span text:style-name="T23">    <text:tab/><text:tab/></text:span><text:span text:style-name="T175">return</text:span><text:span text:style-name="T23"> </text:span><text:span text:style-name="T49">num</text:span><text:span text:style-name="T23"> </text:span><text:span text:style-name="T178">&lt;</text:span><text:span text:style-name="T153">250</text:span><text:span text:style-name="T23">});</text:span></text:p>
      <text:p text:style-name="P70"><text:span text:style-name="texte_20_info"/></text:p>
      <text:p text:style-name="P70"><text:span text:style-name="texte_20_info">.</text:span><text:span text:style-name="texte_20_info"><text:span text:style-name="T184">findIndex() method<text:tab/><text:tab/><text:tab/><text:tab/><text:tab/>Return the index of the first element of the array <text:tab/><text:tab/><text:tab/><text:tab/><text:tab/><text:tab/><text:tab/>which cond is True</text:span></text:span></text:p>
      <text:p text:style-name="P70"><text:span text:style-name="texte_20_info"><text:tab/></text:span><text:span text:style-name="texte_20_info"><text:span text:style-name="T8">const</text:span></text:span><text:span text:style-name="texte_20_info"><text:span text:style-name="T24"> </text:span></text:span><text:span text:style-name="texte_20_info"><text:span text:style-name="T185">newFunction</text:span></text:span><text:span text:style-name="texte_20_info"><text:span text:style-name="T24"> </text:span></text:span><text:span text:style-name="texte_20_info"><text:span text:style-name="T179">=</text:span></text:span><text:span text:style-name="texte_20_info"><text:span text:style-name="T24"> </text:span></text:span><text:span text:style-name="texte_20_info"><text:span text:style-name="T50">array</text:span></text:span><text:span text:style-name="texte_20_info"><text:span text:style-name="T24">.</text:span></text:span><text:span text:style-name="texte_20_info"><text:span text:style-name="T152">findIndex</text:span></text:span><text:span text:style-name="texte_20_info"><text:span text:style-name="T24">(</text:span></text:span><text:span text:style-name="texte_20_info"><text:span text:style-name="T50">num</text:span></text:span><text:span text:style-name="texte_20_info"><text:span text:style-name="T24"> </text:span></text:span><text:span text:style-name="texte_20_info"><text:span text:style-name="T8">=&gt;</text:span></text:span><text:span text:style-name="texte_20_info"><text:span text:style-name="T24"> {</text:span></text:span></text:p>
      <text:p text:style-name="P50"><text:span text:style-name="T23">    <text:tab/></text:span><text:span text:style-name="T175">return</text:span><text:span text:style-name="T23"> </text:span><text:span text:style-name="T49">num</text:span><text:span text:style-name="T23"> </text:span><text:span text:style-name="T178">&gt;</text:span><text:span text:style-name="T23"> </text:span><text:span text:style-name="T153">1000</text:span><text:span text:style-name="T23">;</text:span></text:p>
      <text:p text:style-name="P27">  <text:tab/>});</text:p>
      <text:p text:style-name="P70"><text:span text:style-name="texte_20_info"/></text:p>
      <text:p text:style-name="P70"><text:span text:style-name="texte_20_info">.</text:span><text:span text:style-name="texte_20_info"><text:span text:style-name="T184">reduce() method<text:tab/><text:tab/><text:tab/><text:tab/><text:tab/>return a single value(accumulator, currentValue)</text:span></text:span></text:p>
      <text:p text:style-name="P70"><text:span text:style-name="texte_20_info"><text:tab/></text:span><text:span text:style-name="texte_20_info"><text:span text:style-name="T8">const</text:span></text:span><text:span text:style-name="texte_20_info"><text:span text:style-name="T24"> </text:span></text:span><text:span text:style-name="texte_20_info"><text:span text:style-name="T185">newFunction</text:span></text:span><text:span text:style-name="texte_20_info"><text:span text:style-name="T24"> </text:span></text:span><text:span text:style-name="texte_20_info"><text:span text:style-name="T179">=</text:span></text:span><text:span text:style-name="texte_20_info"><text:span text:style-name="T24"> </text:span></text:span><text:span text:style-name="texte_20_info"><text:span text:style-name="T50">newNumbers</text:span></text:span><text:span text:style-name="texte_20_info"><text:span text:style-name="T24">.</text:span></text:span><text:span text:style-name="texte_20_info"><text:span text:style-name="T152">reduce</text:span></text:span><text:span text:style-name="texte_20_info"><text:span text:style-name="T24">((</text:span></text:span><text:span text:style-name="texte_20_info"><text:span text:style-name="T50">accumulator</text:span></text:span><text:span text:style-name="texte_20_info"><text:span text:style-name="T24">, </text:span></text:span><text:span text:style-name="texte_20_info"><text:span text:style-name="T50">currentValue</text:span></text:span><text:span text:style-name="texte_20_info"><text:span text:style-name="T24">) </text:span></text:span><text:span text:style-name="texte_20_info"><text:span text:style-name="T8">=&gt;</text:span></text:span><text:span text:style-name="texte_20_info"><text:span text:style-name="T24"> {</text:span></text:span></text:p>
      <text:p text:style-name="P50"><text:span text:style-name="T23">    </text:span><text:span text:style-name="T175">return</text:span><text:span text:style-name="T23"> </text:span><text:span text:style-name="T49">accumulator</text:span><text:span text:style-name="T23"> </text:span><text:span text:style-name="T178">+</text:span><text:span text:style-name="T23"> </text:span><text:span text:style-name="T49">currentValue</text:span><text:span text:style-name="T23">;}</text:span></text:p>
      <text:p text:style-name="P50"><text:span text:style-name="T23">    , </text:span><text:span text:style-name="T153">10</text:span><text:span text:style-name="T23">);<text:tab/><text:tab/><text:tab/><text:tab/><text:tab/><text:tab/></text:span><text:span text:style-name="T48">return the sum of all the num in the array + 10 <text:tab/><text:tab/><text:tab/><text:tab/><text:tab/><text:tab/><text:tab/>(optionnal argument)</text:span></text:p>
      <text:p text:style-name="P70"><text:span text:style-name="texte_20_info"/></text:p>
      <text:p text:style-name="P70"><text:span text:style-name="texte_20_info"><text:span text:style-name="T184">Array method documentation :</text:span></text:span></text:p>
      <text:p text:style-name="P71"><text:span text:style-name="texte_20_info"><text:tab/>https://developer.mozilla.org/en-US/docs/Web/JavaScript/Reference/Global_Objects/Array#Iteration_methods</text:span></text:p>
      <text:p text:style-name="P70"><text:span text:style-name="texte_20_info"/></text:p>
      <text:p text:style-name="P70"><text:span text:style-name="texte_20_info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exte_20_info" style:display-name="texte info" style:family="paragraph" style:parent-style-name="Standard"/>
    <style:style style:name="values" style:family="paragraph" style:parent-style-name="Standard"/>
    <style:style style:name="property" style:family="paragraph" style:parent-style-name="Standard">
      <style:text-properties style:use-window-font-color="true" loext:opacity="0%" style:font-name="Liberation Serif" fo:font-family="'Liberation Serif'" style:font-family-generic="roman" style:font-pitch="variable" officeooo:rsid="001e4551"/>
    </style:style>
    <style:style style:name="link" style:family="paragraph" style:parent-style-name="Standard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exte_20_info" style:display-name="texte info" style:family="text">
      <style:text-properties fo:color="#cccccc" loext:opacity="100%" style:font-name="Liberation Serif" fo:font-family="'Liberation Serif'" style:font-family-generic="roman" style:font-pitch="variable" officeooo:rsid="0027a84c" fo:background-color="#1f1f1f"/>
    </style:style>
    <style:style style:name="values" style:family="text">
      <style:text-properties fo:color="#ce9178" loext:opacity="100%" style:font-name="Liberation Serif" fo:font-family="'Liberation Serif'" style:font-family-generic="roman" style:font-pitch="variable" officeooo:rsid="00231f32" fo:background-color="#1f1f1f"/>
    </style:style>
    <style:style style:name="property" style:family="text">
      <style:text-properties fo:color="#9cdcfe" loext:opacity="100%" style:font-name="Liberation Serif" fo:font-family="'Liberation Serif'" style:font-family-generic="roman" style:font-pitch="variable" officeooo:rsid="0020410d" fo:background-color="#1f1f1f"/>
    </style:style>
    <style:style style:name="link" style:family="text">
      <style:text-properties fo:color="#cccccc" loext:opacity="100%" style:font-name="Liberation Serif" fo:font-family="'Liberation Serif'" style:font-family-generic="roman" style:font-pitch="variable" style:text-underline-style="solid" style:text-underline-width="auto" style:text-underline-color="font-color" officeooo:rsid="0021e945" fo:background-color="#1f1f1f"/>
    </style:style>
    <style:style style:name="select" style:family="text">
      <style:text-properties fo:color="#d7ba7d" loext:opacity="100%" fo:background-color="#1f1f1f"/>
    </style:style>
    <style:style style:name="Html_20_property" style:display-name="Html property" style:family="text">
      <style:text-properties fo:color="#569cd6" loext:opacity="100%" style:font-name="Liberation Serif" fo:font-family="'Liberation Serif'" style:font-family-generic="roman" style:font-pitch="variable" officeooo:rsid="0016ca5b" fo:background-color="#1f1f1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f1f1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f1f1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f1f1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10:55:23.151000000</meta:creation-date>
    <meta:generator>LibreOffice/7.6.4.1$Windows_X86_64 LibreOffice_project/e19e193f88cd6c0525a17fb7a176ed8e6a3e2aa1</meta:generator>
    <dc:date>2024-04-23T15:51:49.461000000</dc:date>
    <meta:editing-duration>PT15H57M21S</meta:editing-duration>
    <meta:editing-cycles>58</meta:editing-cycles>
    <meta:document-statistic meta:table-count="0" meta:image-count="0" meta:object-count="0" meta:page-count="5" meta:paragraph-count="191" meta:word-count="1099" meta:character-count="7154" meta:non-whitespace-character-count="5608"/>
  </office:meta>
</office:document-meta>
</file>